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>
      <style:text-properties fo:color="#FF0000"/>
    </style:style>
    <style:style style:name="ce5" style:family="table-cell" style:parent-style-name="Default" style:data-style-name="N2"/>
    <style:style style:name="ce6" style:family="table-cell" style:parent-style-name="Default" style:data-style-name="N30">
      <style:table-cell-properties fo:border="thin solid #000000" fo:background-color="#FFC000"/>
    </style:style>
    <style:style style:name="ce7" style:family="table-cell" style:parent-style-name="Default" style:data-style-name="N36"/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fo:border="thin solid #000000" fo:background-color="#FFC000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30">
      <style:table-cell-properties fo:border="thin solid #000000" fo:background-color="#FF0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30">
      <style:table-cell-properties fo:border="thin solid #000000" fo:background-color="#806000"/>
    </style:style>
    <style:style style:name="ce14" style:family="table-cell" style:parent-style-name="Default" style:data-style-name="N3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7.805208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miary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number-columns-repeated="4" table:default-cell-style-name="ce4"/>
        <table:table-column table:style-name="co4" table:number-columns-repeated="4" table:default-cell-style-name="ce5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1">
            <text:p>Zawodzie (KRK) - Katowice - <text:s/>Batory (Gliwice)</text:p>
          </table:table-cell>
          <table:table-cell office:value-type="string" table:style-name="ce2">
            <text:p>t_ic</text:p>
          </table:table-cell>
          <table:table-cell office:value-type="string" table:style-name="ce3">
            <text:p>t_ks</text:p>
          </table:table-cell>
          <table:table-cell office:value-type="string" table:style-name="ce4">
            <text:p>Pomiar IC <text:s/>1</text:p>
          </table:table-cell>
          <table:table-cell office:value-type="string" table:style-name="ce4">
            <text:p>Pomiar IC <text:s/>2</text:p>
          </table:table-cell>
          <table:table-cell office:value-type="string" table:style-name="ce4">
            <text:p>Pomiar IC <text:s/>3</text:p>
          </table:table-cell>
          <table:table-cell office:value-type="string" table:style-name="ce4">
            <text:p>Pomiar IC <text:s/>4</text:p>
          </table:table-cell>
          <table:table-cell office:value-type="string" table:style-name="ce5">
            <text:p>Pomiar KŚ 1</text:p>
          </table:table-cell>
          <table:table-cell office:value-type="string" table:style-name="ce5">
            <text:p>Pomiar KŚ 2</text:p>
          </table:table-cell>
          <table:table-cell office:value-type="string" table:style-name="ce5">
            <text:p>Pomiar KŚ 3</text:p>
          </table:table-cell>
          <table:table-cell office:value-type="string" table:style-name="ce5">
            <text:p>Pomiar KŚ 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"Szb-KZ-3", "SBL", 3, "2", "(2)"</text:p>
          </table:table-cell>
          <table:table-cell office:value-type="float" office:value="0.35" table:formula="of:=AVERAGE([.D2:.G2])" table:style-name="ce4">
            <text:p>0,35</text:p>
          </table:table-cell>
          <table:table-cell office:value-type="float" office:value="0.85" table:formula="of:=AVERAGE([.H2:.K2])" table:style-name="ce5">
            <text:p>0,85</text:p>
          </table:table-cell>
          <table:table-cell office:value-type="float" office:value="0.35" table:style-name="ce4">
            <text:p>0,35</text:p>
          </table:table-cell>
          <table:table-cell table:number-columns-repeated="3" table:style-name="ce4"/>
          <table:table-cell office:value-type="float" office:value="0.85" table:style-name="ce5">
            <text:p>0,85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19M47S" table:style-name="ce7">
            <text:p>00:19:4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"KZ", "ST", 3, "(2)"</text:p>
          </table:table-cell>
          <table:table-cell office:value-type="float" office:value="0.783333333333329" table:formula="of:=AVERAGE([.D3:.G3])" table:style-name="ce4">
            <text:p>0,78</text:p>
          </table:table-cell>
          <table:table-cell office:value-type="float" office:value="1.37" table:formula="of:=AVERAGE([.H3:.K3])" table:style-name="ce5">
            <text:p>1,37</text:p>
          </table:table-cell>
          <table:table-cell office:value-type="float" office:value="0.783333333333329" table:style-name="ce4">
            <text:p>0,78</text:p>
          </table:table-cell>
          <table:table-cell table:number-columns-repeated="3" table:style-name="ce4"/>
          <table:table-cell office:value-type="float" office:value="1.37" table:style-name="ce5">
            <text:p>1,37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3]-[.O2]" table:style-name="ce7">
            <text:p>00:00:51</text:p>
          </table:table-cell>
          <table:table-cell office:value-type="time" office:time-value="PT0H20M38S" table:style-name="ce7">
            <text:p>00:20:38</text:p>
          </table:table-cell>
          <table:table-cell office:value-type="float" office:value="51.000000000000028" table:formula="of:=IF([.N3]=&quot;&quot;;&quot;&quot;;[.N3]*86400)" table:style-name="ce8">
            <text:p>51</text:p>
          </table:table-cell>
          <table:table-cell office:value-type="float" office:value="0.85000000000000042" table:formula="of:=IF([.P3]=&quot;&quot;;&quot;&quot;;[.P3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3, "1", "(1)"</text:p>
          </table:table-cell>
          <table:table-cell office:value-type="float" office:value="1.3333333333333399" table:formula="of:=AVERAGE([.D4:.G4])" table:style-name="ce4">
            <text:p>1,33</text:p>
          </table:table-cell>
          <table:table-cell office:value-type="float" office:value="1.9833333333333301" table:formula="of:=AVERAGE([.H4:.K4])" table:style-name="ce5">
            <text:p>1,98</text:p>
          </table:table-cell>
          <table:table-cell office:value-type="float" office:value="1.3333333333333399" table:style-name="ce4">
            <text:p>1,33</text:p>
          </table:table-cell>
          <table:table-cell table:number-columns-repeated="3" table:style-name="ce4"/>
          <table:table-cell office:value-type="float" office:value="1.9833333333333301" table:style-name="ce5">
            <text:p>1,9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22S" table:formula="of:=[.O4]-[.O3]" table:style-name="ce7">
            <text:p>00:01:22</text:p>
          </table:table-cell>
          <table:table-cell office:value-type="time" office:time-value="PT0H22M0S" table:style-name="ce7">
            <text:p>00:22:00</text:p>
          </table:table-cell>
          <table:table-cell office:value-type="float" office:value="81.999999999999872" table:formula="of:=IF([.N4]=&quot;&quot;;&quot;&quot;;[.N4]*86400)" table:style-name="ce8">
            <text:p>82</text:p>
          </table:table-cell>
          <table:table-cell office:value-type="float" office:value="1.3666666666666645" table:formula="of:=IF([.P4]=&quot;&quot;;&quot;&quot;;[.P4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3, "(N/A)"</text:p>
          </table:table-cell>
          <table:table-cell office:value-type="float" office:value="1.9833333333333401" table:formula="of:=AVERAGE([.D5:.G5])" table:style-name="ce4">
            <text:p>1,98</text:p>
          </table:table-cell>
          <table:table-cell office:value-type="float" office:value="1.1499999999999999" table:formula="of:=AVERAGE([.H5:.K5])" table:style-name="ce5">
            <text:p>1,15</text:p>
          </table:table-cell>
          <table:table-cell office:value-type="float" office:value="1.9833333333333401" table:style-name="ce4">
            <text:p>1,98</text:p>
          </table:table-cell>
          <table:table-cell table:number-columns-repeated="3" table:style-name="ce4"/>
          <table:table-cell office:value-type="float" office:value="1.1499999999999999" table:style-name="ce5">
            <text:p>1,15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1.5277777777777777E-2" table:formula="of:=[.O5]-[.O4]" table:style-name="ce7">
            <text:p>#######</text:p>
          </table:table-cell>
          <table:table-cell table:style-name="ce7"/>
          <table:table-cell office:value-type="float" office:value="-1320" table:formula="of:=IF([.N5]=&quot;&quot;;&quot;&quot;;[.N5]*86400)" table:style-name="ce8">
            <text:p>-1320</text:p>
          </table:table-cell>
          <table:table-cell office:value-type="float" office:value="-22" table:formula="of:=IF([.P5]=&quot;&quot;;&quot;&quot;;[.P5]/60)" table:style-name="ce5">
            <text:p>-22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3, "(2)"</text:p>
          </table:table-cell>
          <table:table-cell office:value-type="float" office:value="1.8499999999999901" table:formula="of:=AVERAGE([.D6:.G6])" table:style-name="ce4">
            <text:p>1,85</text:p>
          </table:table-cell>
          <table:table-cell office:value-type="float" office:value="1.9166666666666601" table:formula="of:=AVERAGE([.H6:.K6])" table:style-name="ce5">
            <text:p>1,92</text:p>
          </table:table-cell>
          <table:table-cell office:value-type="float" office:value="1.8499999999999901" table:style-name="ce4">
            <text:p>1,85</text:p>
          </table:table-cell>
          <table:table-cell table:number-columns-repeated="3" table:style-name="ce4"/>
          <table:table-cell table:style-name="ce5"/>
          <table:table-cell office:value-type="float" office:value="1.9166666666666601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6]-[.O5]" table:style-name="ce7">
            <text:p>00:00:00</text:p>
          </table:table-cell>
          <table:table-cell table:style-name="ce7"/>
          <table:table-cell office:value-type="float" office:value="0" table:formula="of:=IF([.N6]=&quot;&quot;;&quot;&quot;;[.N6]*86400)" table:style-name="ce8">
            <text:p>0</text:p>
          </table:table-cell>
          <table:table-cell office:value-type="float" office:value="0" table:formula="of:=IF([.P6]=&quot;&quot;;&quot;&quot;;[.P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1", "SBL", 1, "1", "(2)"</text:p>
          </table:table-cell>
          <table:table-cell office:value-type="float" office:value="1.4166666666666801" table:formula="of:=AVERAGE([.D7:.G7])" table:style-name="ce4">
            <text:p>1,42</text:p>
          </table:table-cell>
          <table:table-cell office:value-type="float" office:value="1.36666666666667" table:formula="of:=AVERAGE([.H7:.K7])" table:style-name="ce5">
            <text:p>1,37</text:p>
          </table:table-cell>
          <table:table-cell office:value-type="float" office:value="1.4166666666666801" table:style-name="ce4">
            <text:p>1,42</text:p>
          </table:table-cell>
          <table:table-cell table:number-columns-repeated="3" table:style-name="ce4"/>
          <table:table-cell table:style-name="ce5"/>
          <table:table-cell office:value-type="float" office:value="1.3666666666666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7]-[.O6]" table:style-name="ce7">
            <text:p>00:00:00</text:p>
          </table:table-cell>
          <table:table-cell table:style-name="ce7"/>
          <table:table-cell office:value-type="float" office:value="0" table:formula="of:=IF([.N7]=&quot;&quot;;&quot;&quot;;[.N7]*86400)" table:style-name="ce8">
            <text:p>0</text:p>
          </table:table-cell>
          <table:table-cell office:value-type="float" office:value="0" table:formula="of:=IF([.P7]=&quot;&quot;;&quot;&quot;;[.P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2", "SBL+POGP", 1, "2", "(2)"</text:p>
          </table:table-cell>
          <table:table-cell office:value-type="float" office:value="1.11666666666666" table:formula="of:=AVERAGE([.D8:.G8])" table:style-name="ce4">
            <text:p>1,12</text:p>
          </table:table-cell>
          <table:table-cell office:value-type="float" office:value="1.7166666666666699" table:formula="of:=AVERAGE([.H8:.K8])" table:style-name="ce5">
            <text:p>1,72</text:p>
          </table:table-cell>
          <table:table-cell office:value-type="float" office:value="1.11666666666666" table:style-name="ce4">
            <text:p>1,12</text:p>
          </table:table-cell>
          <table:table-cell table:number-columns-repeated="3" table:style-name="ce4"/>
          <table:table-cell table:style-name="ce5"/>
          <table:table-cell office:value-type="float" office:value="1.7166666666666699" table:style-name="ce5">
            <text:p>1,7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8]-[.O7]" table:style-name="ce7">
            <text:p>00:00:00</text:p>
          </table:table-cell>
          <table:table-cell table:style-name="ce7"/>
          <table:table-cell office:value-type="float" office:value="0" table:formula="of:=IF([.N8]=&quot;&quot;;&quot;&quot;;[.N8]*86400)" table:style-name="ce8">
            <text:p>0</text:p>
          </table:table-cell>
          <table:table-cell office:value-type="float" office:value="0" table:formula="of:=IF([.P8]=&quot;&quot;;&quot;&quot;;[.P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1", "SBL", 1, "1", "(2)"</text:p>
          </table:table-cell>
          <table:table-cell office:value-type="float" office:value="0.78333333333333899" table:formula="of:=AVERAGE([.D9:.G9])" table:style-name="ce4">
            <text:p>0,78</text:p>
          </table:table-cell>
          <table:table-cell office:value-type="float" office:value="0.83333333333333204" table:formula="of:=AVERAGE([.H9:.K9])" table:style-name="ce5">
            <text:p>0,83</text:p>
          </table:table-cell>
          <table:table-cell office:value-type="float" office:value="0.78333333333333899" table:style-name="ce4">
            <text:p>0,78</text:p>
          </table:table-cell>
          <table:table-cell table:number-columns-repeated="3" table:style-name="ce4"/>
          <table:table-cell table:style-name="ce5"/>
          <table:table-cell office:value-type="float" office:value="0.83333333333333204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]-[.O8]" table:style-name="ce7">
            <text:p>00:00:00</text:p>
          </table:table-cell>
          <table:table-cell table:style-name="ce7"/>
          <table:table-cell office:value-type="float" office:value="0" table:formula="of:=IF([.N9]=&quot;&quot;;&quot;&quot;;[.N9]*86400)" table:style-name="ce8">
            <text:p>0</text:p>
          </table:table-cell>
          <table:table-cell office:value-type="float" office:value="0" table:formula="of:=IF([.P9]=&quot;&quot;;&quot;&quot;;[.P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2", "SBL+Sem(ST)", 1, "2", "(2)"</text:p>
          </table:table-cell>
          <table:table-cell office:value-type="float" office:value="0.81666666666667098" table:formula="of:=AVERAGE([.D10:.G10])" table:style-name="ce4">
            <text:p>0,82</text:p>
          </table:table-cell>
          <table:table-cell office:value-type="float" office:value="0.83333333333333703" table:formula="of:=AVERAGE([.H10:.K10])" table:style-name="ce5">
            <text:p>0,83</text:p>
          </table:table-cell>
          <table:table-cell office:value-type="float" office:value="0.81666666666667098" table:style-name="ce4">
            <text:p>0,82</text:p>
          </table:table-cell>
          <table:table-cell table:number-columns-repeated="3" table:style-name="ce4"/>
          <table:table-cell table:style-name="ce5"/>
          <table:table-cell office:value-type="float" office:value="0.8333333333333370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10]-[.O9]" table:style-name="ce7">
            <text:p>00:00:00</text:p>
          </table:table-cell>
          <table:table-cell table:style-name="ce7"/>
          <table:table-cell office:value-type="float" office:value="0" table:formula="of:=IF([.N10]=&quot;&quot;;&quot;&quot;;[.N10]*86400)" table:style-name="ce8">
            <text:p>0</text:p>
          </table:table-cell>
          <table:table-cell office:value-type="float" office:value="0" table:formula="of:=IF([.P10]=&quot;&quot;;&quot;&quot;;[.P1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0.63333333333332598" table:formula="of:=AVERAGE([.D11:.G11])" table:style-name="ce4">
            <text:p>0,63</text:p>
          </table:table-cell>
          <table:table-cell office:value-type="float" office:value="1.7333333333333301" table:formula="of:=AVERAGE([.H11:.K11])" table:style-name="ce5">
            <text:p>1,73</text:p>
          </table:table-cell>
          <table:table-cell office:value-type="float" office:value="0.63333333333332598" table:style-name="ce4">
            <text:p>0,63</text:p>
          </table:table-cell>
          <table:table-cell table:number-columns-repeated="3" table:style-name="ce4"/>
          <table:table-cell table:style-name="ce5"/>
          <table:table-cell office:value-type="float" office:value="1.7333333333333301" table:style-name="ce5">
            <text:p>1,7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6M53S" table:formula="of:=[.O11]-[.O10]" table:style-name="ce7">
            <text:p>00:06:53</text:p>
          </table:table-cell>
          <table:table-cell office:value-type="time" office:time-value="PT0H6M53S" table:style-name="ce7">
            <text:p>00:06:53</text:p>
          </table:table-cell>
          <table:table-cell office:value-type="float" office:value="413" table:formula="of:=IF([.N11]=&quot;&quot;;&quot;&quot;;[.N11]*86400)" table:style-name="ce8">
            <text:p>413</text:p>
          </table:table-cell>
          <table:table-cell office:value-type="float" office:value="6.8833333333333337" table:formula="of:=IF([.P11]=&quot;&quot;;&quot;&quot;;[.P11]/60)" table:style-name="ce5">
            <text:p>6,8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1", "SBL", 1, "1", "(3)"</text:p>
          </table:table-cell>
          <table:table-cell office:value-type="float" office:value="1.18" table:formula="of:=AVERAGE([.D12:.G12])" table:style-name="ce4">
            <text:p>1,18</text:p>
          </table:table-cell>
          <table:table-cell office:value-type="float" office:value="1.5" table:formula="of:=AVERAGE([.H12:.K12])" table:style-name="ce5">
            <text:p>1,50</text:p>
          </table:table-cell>
          <table:table-cell office:value-type="float" office:value="1.18" table:style-name="ce4">
            <text:p>1,18</text:p>
          </table:table-cell>
          <table:table-cell table:number-columns-repeated="3" table:style-name="ce4"/>
          <table:table-cell table:style-name="ce5"/>
          <table:table-cell office:value-type="float" office:value="1.5" table:style-name="ce5">
            <text:p>1,5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H1M11S" table:formula="of:=[.O12]-[.O11]" table:style-name="ce7">
            <text:p>01:01:11</text:p>
          </table:table-cell>
          <table:table-cell office:value-type="time" office:time-value="PT1H8M4S" table:style-name="ce7">
            <text:p>01:08:04</text:p>
          </table:table-cell>
          <table:table-cell office:value-type="float" office:value="3670.9999999999995" table:formula="of:=IF([.N12]=&quot;&quot;;&quot;&quot;;[.N12]*86400)" table:style-name="ce8">
            <text:p>3671</text:p>
          </table:table-cell>
          <table:table-cell office:value-type="float" office:value="61.183333333333323" table:formula="of:=IF([.P12]=&quot;&quot;;&quot;&quot;;[.P12]/60)" table:style-name="ce5">
            <text:p>61,1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2", "SBL+PO(Świętochłowice)", 1, "2", "(3)"</text:p>
          </table:table-cell>
          <table:table-cell office:value-type="float" office:value="0.9" table:formula="of:=AVERAGE([.D13:.G13])" table:style-name="ce4">
            <text:p>0,90</text:p>
          </table:table-cell>
          <table:table-cell office:value-type="float" office:value="1.4" table:formula="of:=AVERAGE([.H13:.K13])" table:style-name="ce5">
            <text:p>1,40</text:p>
          </table:table-cell>
          <table:table-cell office:value-type="float" office:value="0.9" table:style-name="ce4">
            <text:p>0,90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office:annotation draw:style-name="a0" svg:x="11.8125in" svg:y="2.40625in" svg:width="1.63541666666667in" svg:height="0.90625in">
              <dc:creator>KK</dc:creator>
              <text:p><text:span text:style-name="T1">KK:</text:span><text:span text:style-name="T1"/></text:p>
              <text:p><text:span text:style-name="T2">odjęto czas postoju w Świętochłowicach (30 sekund)</text:span></text:p>
            </office:annotation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3]-[.O12]" table:style-name="ce7">
            <text:p>00:00:55</text:p>
          </table:table-cell>
          <table:table-cell office:value-type="time" office:time-value="PT1H8M59S" table:style-name="ce7">
            <text:p>01:08:59</text:p>
          </table:table-cell>
          <table:table-cell office:value-type="float" office:value="55.000000000000007" table:formula="of:=IF([.N13]=&quot;&quot;;&quot;&quot;;[.N13]*86400)" table:style-name="ce8">
            <text:p>55</text:p>
          </table:table-cell>
          <table:table-cell office:value-type="float" office:value="0.91666666666666674" table:formula="of:=IF([.P13]=&quot;&quot;;&quot;&quot;;[.P13]/60)" table:style-name="ce5">
            <text:p>0,92</text:p>
          </table:table-cell>
          <table:table-cell office:value-type="string" table:style-name="ce1">
            <text:p>pół minuty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CB-RCB-3", "SBL+Sem(ST)", 1, "3", "(3)"</text:p>
          </table:table-cell>
          <table:table-cell office:value-type="float" office:value="0.8" table:formula="of:=AVERAGE([.D14:.G14])" table:style-name="ce4">
            <text:p>0,80</text:p>
          </table:table-cell>
          <table:table-cell office:value-type="float" office:value="0.83" table:formula="of:=AVERAGE([.H14:.K14])" table:style-name="ce5">
            <text:p>0,8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8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9S" table:formula="of:=[.O14]-[.O13]" table:style-name="ce7">
            <text:p>00:00:49</text:p>
          </table:table-cell>
          <table:table-cell office:value-type="time" office:time-value="PT1H9M48S" table:style-name="ce7">
            <text:p>01:09:48</text:p>
          </table:table-cell>
          <table:table-cell office:value-type="float" office:value="48.999999999999666" table:formula="of:=IF([.N14]=&quot;&quot;;&quot;&quot;;[.N14]*86400)" table:style-name="ce8">
            <text:p>49</text:p>
          </table:table-cell>
          <table:table-cell office:value-type="float" office:value="0.8166666666666611" table:formula="of:=IF([.P14]=&quot;&quot;;&quot;&quot;;[.P14]/60)" table:style-name="ce5">
            <text:p>0,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", "ST", 1, "(1)"</text:p>
          </table:table-cell>
          <table:table-cell office:value-type="float" office:value="0.65" table:formula="of:=AVERAGE([.D15:.G15])" table:style-name="ce4">
            <text:p>0,65</text:p>
          </table:table-cell>
          <table:table-cell office:value-type="float" office:value="1.4" table:formula="of:=AVERAGE([.H15:.K15])" table:style-name="ce5">
            <text:p>1,40</text:p>
          </table:table-cell>
          <table:table-cell office:value-type="float" office:value="0.65" table:style-name="ce4">
            <text:p>0,65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39S" table:formula="of:=[.O15]-[.O14]" table:style-name="ce7">
            <text:p>00:00:39</text:p>
          </table:table-cell>
          <table:table-cell office:value-type="time" office:time-value="PT1H10M27S" table:style-name="ce7">
            <text:p>01:10:27</text:p>
          </table:table-cell>
          <table:table-cell office:value-type="float" office:value="39.000000000000703" table:formula="of:=IF([.N15]=&quot;&quot;;&quot;&quot;;[.N15]*86400)" table:style-name="ce8">
            <text:p>39</text:p>
          </table:table-cell>
          <table:table-cell office:value-type="float" office:value="0.65000000000001168" table:formula="of:=IF([.P15]=&quot;&quot;;&quot;&quot;;[.P15]/60)" table:style-name="ce5">
            <text:p>0,65</text:p>
          </table:table-cell>
          <table:table-cell office:value-type="string" table:style-name="ce1">
            <text:p>35 sekund postoju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RCB-ZZ-1", "SBL", 1, "1", "(4)"</text:p>
          </table:table-cell>
          <table:table-cell office:value-type="float" office:value="1.3" table:formula="of:=AVERAGE([.D16:.G16])" table:style-name="ce4">
            <text:p>1,30</text:p>
          </table:table-cell>
          <table:table-cell office:value-type="float" office:value="1.37" table:formula="of:=AVERAGE([.H16:.K16])" table:style-name="ce5">
            <text:p>1,37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table:style-name="ce5"/>
          <table:table-cell office:value-type="float" office:value="1.3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0S" table:formula="of:=[.O16]-[.O15]" table:style-name="ce7">
            <text:p>00:01:20</text:p>
          </table:table-cell>
          <table:table-cell office:value-type="time" office:time-value="PT1H11M47S" table:style-name="ce7">
            <text:p>01:11:47</text:p>
          </table:table-cell>
          <table:table-cell office:value-type="float" office:value="79.999999999999517" table:formula="of:=IF([.N16]=&quot;&quot;;&quot;&quot;;[.N16]*86400)" table:style-name="ce8">
            <text:p>80</text:p>
          </table:table-cell>
          <table:table-cell office:value-type="float" office:value="1.3333333333333253" table:formula="of:=IF([.P16]=&quot;&quot;;&quot;&quot;;[.P16]/60)" table:style-name="ce5">
            <text:p>1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2", "SBL+PO(Ruda)", 1, "2", "(4)"</text:p>
          </table:table-cell>
          <table:table-cell office:value-type="float" office:value="0.73" table:formula="of:=AVERAGE([.D17:.G17])" table:style-name="ce4">
            <text:p>0,73</text:p>
          </table:table-cell>
          <table:table-cell office:value-type="float" office:value="1.32" table:formula="of:=AVERAGE([.H17:.K17])" table:style-name="ce5">
            <text:p>1,32</text:p>
          </table:table-cell>
          <table:table-cell office:value-type="float" office:value="0.73" table:style-name="ce4">
            <text:p>0,73</text:p>
          </table:table-cell>
          <table:table-cell table:number-columns-repeated="3" table:style-name="ce4"/>
          <table:table-cell table:style-name="ce5"/>
          <table:table-cell office:value-type="float" office:value="1.32" table:style-name="ce5">
            <text:p>1,3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4S" table:formula="of:=[.O17]-[.O16]" table:style-name="ce7">
            <text:p>00:00:44</text:p>
          </table:table-cell>
          <table:table-cell office:value-type="time" office:time-value="PT1H12M31S" table:style-name="ce7">
            <text:p>01:12:31</text:p>
          </table:table-cell>
          <table:table-cell office:value-type="float" office:value="43.999999999999886" table:formula="of:=IF([.N17]=&quot;&quot;;&quot;&quot;;[.N17]*86400)" table:style-name="ce8">
            <text:p>44</text:p>
          </table:table-cell>
          <table:table-cell office:value-type="float" office:value="0.73333333333333139" table:formula="of:=IF([.P17]=&quot;&quot;;&quot;&quot;;[.P17]/60)" table:style-name="ce5">
            <text:p>0,73</text:p>
          </table:table-cell>
          <table:table-cell office:value-type="string" table:style-name="ce1">
            <text:p>niecałe pół minuty odjąć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RCB-ZZ-3", "SBL", 1, "3", "(4)"</text:p>
          </table:table-cell>
          <table:table-cell office:value-type="float" office:value="0.67" table:formula="of:=AVERAGE([.D18:.G18])" table:style-name="ce4">
            <text:p>0,67</text:p>
          </table:table-cell>
          <table:table-cell office:value-type="float" office:value="0.67" table:formula="of:=AVERAGE([.H18:.K18])" table:style-name="ce5">
            <text:p>0,67</text:p>
          </table:table-cell>
          <table:table-cell office:value-type="float" office:value="0.67" table:style-name="ce4">
            <text:p>0,67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0S" table:formula="of:=[.O18]-[.O17]" table:style-name="ce7">
            <text:p>00:00:40</text:p>
          </table:table-cell>
          <table:table-cell office:value-type="time" office:time-value="PT1H13M11S" table:style-name="ce7">
            <text:p>01:13:11</text:p>
          </table:table-cell>
          <table:table-cell office:value-type="float" office:value="40.000000000000654" table:formula="of:=IF([.N18]=&quot;&quot;;&quot;&quot;;[.N18]*86400)" table:style-name="ce8">
            <text:p>40</text:p>
          </table:table-cell>
          <table:table-cell office:value-type="float" office:value="0.66666666666667751" table:formula="of:=IF([.P18]=&quot;&quot;;&quot;&quot;;[.P18]/60)" table:style-name="ce5">
            <text:p>0,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4", "SBL+Sem(ST)", 1, "4", "(4)"</text:p>
          </table:table-cell>
          <table:table-cell office:value-type="float" office:value="0.92" table:formula="of:=AVERAGE([.D19:.G19])" table:style-name="ce4">
            <text:p>0,92</text:p>
          </table:table-cell>
          <table:table-cell office:value-type="float" office:value="0.97" table:formula="of:=AVERAGE([.H19:.K19])" table:style-name="ce5">
            <text:p>0,97</text:p>
          </table:table-cell>
          <table:table-cell office:value-type="float" office:value="0.92" table:style-name="ce4">
            <text:p>0,92</text:p>
          </table:table-cell>
          <table:table-cell table:number-columns-repeated="3" table:style-name="ce4"/>
          <table:table-cell table:style-name="ce5"/>
          <table:table-cell office:value-type="float" office:value="0.97" table:style-name="ce5">
            <text:p>0,9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9]-[.O18]" table:style-name="ce7">
            <text:p>00:00:55</text:p>
          </table:table-cell>
          <table:table-cell office:value-type="time" office:time-value="PT1H14M6S" table:style-name="ce7">
            <text:p>01:14:06</text:p>
          </table:table-cell>
          <table:table-cell office:value-type="float" office:value="54.999999999999403" table:formula="of:=IF([.N19]=&quot;&quot;;&quot;&quot;;[.N19]*86400)" table:style-name="ce8">
            <text:p>55</text:p>
          </table:table-cell>
          <table:table-cell office:value-type="float" office:value="0.91666666666665675" table:formula="of:=IF([.P19]=&quot;&quot;;&quot;&quot;;[.P19]/60)" table:style-name="ce5">
            <text:p>0,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", "ST", 1, "(1)"</text:p>
          </table:table-cell>
          <table:table-cell office:value-type="float" office:value="1.63" table:formula="of:=AVERAGE([.D20:.G20])" table:style-name="ce4">
            <text:p>1,63</text:p>
          </table:table-cell>
          <table:table-cell office:value-type="float" office:value="1.47" table:formula="of:=AVERAGE([.H20:.K20])" table:style-name="ce5">
            <text:p>1,47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47" table:style-name="ce5">
            <text:p>1,4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8S" table:formula="of:=[.O20]-[.O19]" table:style-name="ce7">
            <text:p>00:01:38</text:p>
          </table:table-cell>
          <table:table-cell office:value-type="time" office:time-value="PT1H15M44S" table:style-name="ce7">
            <text:p>01:15:44</text:p>
          </table:table-cell>
          <table:table-cell office:value-type="float" office:value="97.999999999999929" table:formula="of:=IF([.N20]=&quot;&quot;;&quot;&quot;;[.N20]*86400)" table:style-name="ce8">
            <text:p>98</text:p>
          </table:table-cell>
          <table:table-cell office:value-type="float" office:value="1.6333333333333322" table:formula="of:=IF([.P20]=&quot;&quot;;&quot;&quot;;[.P20]/60)" table:style-name="ce5">
            <text:p>1,63</text:p>
          </table:table-cell>
          <table:table-cell office:value-type="string" table:style-name="ce1">
            <text:p>40 sekund postoju</text:p>
          </table:table-cell>
          <table:table-cell table:number-columns-repeated="2" table:style-name="ce1"/>
          <table:table-cell office:value-type="string" table:style-name="ce1">
            <text:p>uwaga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6">
            <text:p>"ZZ-GLC-1", "SBL", 1, "1", "(5)"</text:p>
          </table:table-cell>
          <table:table-cell office:value-type="float" office:value="1.63" table:formula="of:=AVERAGE([.D21:.G21])" table:style-name="ce4">
            <text:p>1,63</text:p>
          </table:table-cell>
          <table:table-cell office:value-type="float" office:value="1.25" table:formula="of:=AVERAGE([.H21:.K21])" table:style-name="ce5">
            <text:p>1,25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2S" table:formula="of:=[.O21]-[.O20]" table:style-name="ce7">
            <text:p>00:01:22</text:p>
          </table:table-cell>
          <table:table-cell office:value-type="time" office:time-value="PT1H17M6S" table:style-name="ce7">
            <text:p>01:17:06</text:p>
          </table:table-cell>
          <table:table-cell office:value-type="float" office:value="82.000000000000028" table:formula="of:=IF([.N21]=&quot;&quot;;&quot;&quot;;[.N21]*86400)" table:style-name="ce8">
            <text:p>82</text:p>
          </table:table-cell>
          <table:table-cell office:value-type="float" office:value="1.3666666666666671" table:formula="of:=IF([.P21]=&quot;&quot;;&quot;&quot;;[.P21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2", "SBL", 1, "2", "(5)"</text:p>
          </table:table-cell>
          <table:table-cell office:value-type="float" office:value="0.93" table:formula="of:=AVERAGE([.D22:.G22])" table:style-name="ce4">
            <text:p>0,93</text:p>
          </table:table-cell>
          <table:table-cell office:value-type="float" office:value="0.93" table:formula="of:=AVERAGE([.H22:.K22])" table:style-name="ce5">
            <text:p>0,93</text:p>
          </table:table-cell>
          <table:table-cell office:value-type="float" office:value="0.93" table:style-name="ce4">
            <text:p>0,93</text:p>
          </table:table-cell>
          <table:table-cell table:number-columns-repeated="3" table:style-name="ce4"/>
          <table:table-cell table:style-name="ce5"/>
          <table:table-cell office:value-type="float" office:value="0.93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6S" table:formula="of:=[.O22]-[.O21]" table:style-name="ce7">
            <text:p>00:00:56</text:p>
          </table:table-cell>
          <table:table-cell office:value-type="time" office:time-value="PT1H18M2S" table:style-name="ce7">
            <text:p>01:18:02</text:p>
          </table:table-cell>
          <table:table-cell office:value-type="float" office:value="56.000000000000561" table:formula="of:=IF([.N22]=&quot;&quot;;&quot;&quot;;[.N22]*86400)" table:style-name="ce8">
            <text:p>56</text:p>
          </table:table-cell>
          <table:table-cell office:value-type="float" office:value="0.93333333333334267" table:formula="of:=IF([.P22]=&quot;&quot;;&quot;&quot;;[.P22]/60)" table:style-name="ce5">
            <text:p>0,9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3", "SBL", 1, "3", "(5)"</text:p>
          </table:table-cell>
          <table:table-cell office:value-type="float" office:value="0.53" table:formula="of:=AVERAGE([.D23:.G23])" table:style-name="ce4">
            <text:p>0,53</text:p>
          </table:table-cell>
          <table:table-cell office:value-type="float" office:value="0.56999999999999995" table:formula="of:=AVERAGE([.H23:.K23])" table:style-name="ce5">
            <text:p>0,57</text:p>
          </table:table-cell>
          <table:table-cell office:value-type="float" office:value="0.53" table:style-name="ce4">
            <text:p>0,53</text:p>
          </table:table-cell>
          <table:table-cell table:number-columns-repeated="3" table:style-name="ce4"/>
          <table:table-cell table:style-name="ce5"/>
          <table:table-cell office:value-type="float" office:value="0.56999999999999995" table:style-name="ce5">
            <text:p>0,57</text:p>
          </table:table-cell>
          <table:table-cell table:number-columns-repeated="2" table:style-name="ce5"/>
          <table:table-cell table:number-columns-repeated="2" table:style-name="ce1"/>
          <table:table-cell office:value-type="string" table:style-name="ce7">
            <text:p><text:s/></text:p>
          </table:table-cell>
          <table:table-cell office:value-type="time" office:time-value="PT1H18M34S" table:style-name="ce7">
            <text:p>01:18:34</text:p>
          </table:table-cell>
          <table:table-cell office:value-type="float" office:value="0" table:formula="of:=IF([.N23]=&quot;&quot;;&quot;&quot;;[.N23]*86400)" table:style-name="ce8">
            <text:p>#ARG!</text:p>
          </table:table-cell>
          <table:table-cell office:value-type="float" office:value="0" table:formula="of:=IF([.P23]=&quot;&quot;;&quot;&quot;;[.P23]/60)" table:style-name="ce5">
            <text:p>#ARG!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4", "SBL", 1, "4", "(5)"</text:p>
          </table:table-cell>
          <table:table-cell office:value-type="float" office:value="0.72" table:formula="of:=AVERAGE([.D24:.G24])" table:style-name="ce4">
            <text:p>0,72</text:p>
          </table:table-cell>
          <table:table-cell office:value-type="float" office:value="0.67" table:formula="of:=AVERAGE([.H24:.K24])" table:style-name="ce5">
            <text:p>0,67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3S" table:formula="of:=[.O24]-[.O23]" table:style-name="ce7">
            <text:p>00:00:43</text:p>
          </table:table-cell>
          <table:table-cell office:value-type="time" office:time-value="PT1H19M17S" table:style-name="ce7">
            <text:p>01:19:17</text:p>
          </table:table-cell>
          <table:table-cell office:value-type="float" office:value="42.999999999999929" table:formula="of:=IF([.N24]=&quot;&quot;;&quot;&quot;;[.N24]*86400)" table:style-name="ce8">
            <text:p>43</text:p>
          </table:table-cell>
          <table:table-cell office:value-type="float" office:value="0.71666666666666545" table:formula="of:=IF([.P24]=&quot;&quot;;&quot;&quot;;[.P24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5", "SBL+Sem(ST)", 1, "5", "(5)"</text:p>
          </table:table-cell>
          <table:table-cell office:value-type="float" office:value="1.04" table:formula="of:=AVERAGE([.D25:.G25])" table:style-name="ce4">
            <text:p>1,04</text:p>
          </table:table-cell>
          <table:table-cell office:value-type="float" office:value="1.08" table:formula="of:=AVERAGE([.H25:.K25])" table:style-name="ce5">
            <text:p>1,08</text:p>
          </table:table-cell>
          <table:table-cell office:value-type="float" office:value="1.04" table:style-name="ce4">
            <text:p>1,04</text:p>
          </table:table-cell>
          <table:table-cell table:number-columns-repeated="3" table:style-name="ce4"/>
          <table:table-cell table:style-name="ce5"/>
          <table:table-cell office:value-type="float" office:value="1.08" table:style-name="ce5">
            <text:p>1,0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S" table:formula="of:=[.O25]-[.O24]" table:style-name="ce7">
            <text:p>00:01:03</text:p>
          </table:table-cell>
          <table:table-cell office:value-type="time" office:time-value="PT1H20M20S" table:style-name="ce7">
            <text:p>01:20:20</text:p>
          </table:table-cell>
          <table:table-cell office:value-type="float" office:value="62.999999999999659" table:formula="of:=IF([.N25]=&quot;&quot;;&quot;&quot;;[.N25]*86400)" table:style-name="ce8">
            <text:p>63</text:p>
          </table:table-cell>
          <table:table-cell office:value-type="float" office:value="1.0499999999999943" table:formula="of:=IF([.P25]=&quot;&quot;;&quot;&quot;;[.P25]/60)" table:style-name="ce5">
            <text:p>1,05</text:p>
          </table:table-cell>
          <table:table-cell office:value-type="string" table:style-name="ce1">
            <text:p>dwa pomarańczowe na wjazdowym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2.13" table:formula="of:=AVERAGE([.D26:.G26])" table:style-name="ce4">
            <text:p>2,13</text:p>
          </table:table-cell>
          <table:table-cell office:value-type="float" office:value="2" table:formula="of:=AVERAGE([.H26:.K26])" table:style-name="ce5">
            <text:p>2,00</text:p>
          </table:table-cell>
          <table:table-cell office:value-type="float" office:value="2.13" table:style-name="ce4">
            <text:p>2,13</text:p>
          </table:table-cell>
          <table:table-cell table:number-columns-repeated="3" table:style-name="ce4"/>
          <table:table-cell table:style-name="ce5"/>
          <table:table-cell office:value-type="float" office:value="2" table:style-name="ce5">
            <text:p>2,0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8S" table:formula="of:=[.O26]-[.O25]" table:style-name="ce7">
            <text:p>00:02:08</text:p>
          </table:table-cell>
          <table:table-cell office:value-type="time" office:time-value="PT1H22M28S" table:style-name="ce7">
            <text:p>01:22:28</text:p>
          </table:table-cell>
          <table:table-cell office:value-type="float" office:value="128.00000000000043" table:formula="of:=IF([.N26]=&quot;&quot;;&quot;&quot;;[.N26]*86400)" table:style-name="ce8">
            <text:p>128</text:p>
          </table:table-cell>
          <table:table-cell office:value-type="float" office:value="2.1333333333333404" table:formula="of:=IF([.P26]=&quot;&quot;;&quot;&quot;;[.P26]/60)" table:style-name="ce5">
            <text:p>2,13</text:p>
          </table:table-cell>
          <table:table-cell office:value-type="string" table:style-name="ce1">
            <text:p>tu wielka nieiadoma, myślę, że 25</text:p>
          </table:table-cell>
          <table:table-cell table:number-columns-repeated="3" table:style-name="ce1"/>
          <table:table-cell office:value-type="string" table:style-name="ce1">
            <text:p>wjazd TLK Artus na peron 3, ucięty czas zatrzymania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"GLC-Szo", "Sem(odstep)", 1, "1", "(1)"</text:p>
          </table:table-cell>
          <table:table-cell office:value-type="float" office:value="1.25" table:formula="of:=AVERAGE([.D27:.G27])" table:style-name="ce4">
            <text:p>1,25</text:p>
          </table:table-cell>
          <table:table-cell office:value-type="float" office:value="0" table:formula="of:=AVERAGE([.H27:.K27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5S" table:formula="of:=[.O27]-[.O26]" table:style-name="ce7">
            <text:p>00:01:15</text:p>
          </table:table-cell>
          <table:table-cell office:value-type="time" office:time-value="PT1H23M43S" table:style-name="ce7">
            <text:p>01:23:43</text:p>
          </table:table-cell>
          <table:table-cell office:value-type="float" office:value="75.000000000000327" table:formula="of:=IF([.N27]=&quot;&quot;;&quot;&quot;;[.N27]*86400)" table:style-name="ce8">
            <text:p>75</text:p>
          </table:table-cell>
          <table:table-cell office:value-type="float" office:value="1.2500000000000056" table:formula="of:=IF([.P27]=&quot;&quot;;&quot;&quot;;[.P27]/60)" table:style-name="ce5">
            <text:p>1,25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8136574074074077E-2" table:formula="of:=[.O28]-[.O27]" table:style-name="ce7">
            <text:p>#######</text:p>
          </table:table-cell>
          <table:table-cell table:style-name="ce7"/>
          <table:table-cell office:value-type="float" office:value="-5023" table:formula="of:=IF([.N28]=&quot;&quot;;&quot;&quot;;[.N28]*86400)" table:style-name="ce8">
            <text:p>-5023</text:p>
          </table:table-cell>
          <table:table-cell office:value-type="float" office:value="-83.716666666666669" table:formula="of:=IF([.P28]=&quot;&quot;;&quot;&quot;;[.P28]/60)" table:style-name="ce5">
            <text:p>-83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Zawodzie (WAW) - Katowice - Ligota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9]-[.O28]" table:style-name="ce7">
            <text:p>00:00:00</text:p>
          </table:table-cell>
          <table:table-cell table:style-name="ce7"/>
          <table:table-cell office:value-type="float" office:value="0" table:formula="of:=IF([.N29]=&quot;&quot;;&quot;&quot;;[.N29]*86400)" table:style-name="ce8">
            <text:p>0</text:p>
          </table:table-cell>
          <table:table-cell office:value-type="float" office:value="0" table:formula="of:=IF([.P29]=&quot;&quot;;&quot;&quot;;[.P2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SG-KZ", "SBL", 1, "1", "(3)"</text:p>
          </table:table-cell>
          <table:table-cell office:value-type="float" office:value="0.77" table:formula="of:=AVERAGE([.D30:.G30])" table:style-name="ce4">
            <text:p>0,77</text:p>
          </table:table-cell>
          <table:table-cell office:value-type="float" office:value="0.78" table:formula="of:=AVERAGE([.H30:.K30])" table:style-name="ce5">
            <text:p>0,78</text:p>
          </table:table-cell>
          <table:table-cell office:value-type="float" office:value="0.7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0.78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0]-[.O29]" table:style-name="ce7">
            <text:p>00:00:00</text:p>
          </table:table-cell>
          <table:table-cell table:style-name="ce7"/>
          <table:table-cell office:value-type="float" office:value="0" table:formula="of:=IF([.N30]=&quot;&quot;;&quot;&quot;;[.N30]*86400)" table:style-name="ce8">
            <text:p>0</text:p>
          </table:table-cell>
          <table:table-cell office:value-type="float" office:value="0" table:formula="of:=IF([.P30]=&quot;&quot;;&quot;&quot;;[.P3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", "ST", 1, "(1)"</text:p>
          </table:table-cell>
          <table:table-cell office:value-type="float" office:value="0.76666666666667305" table:formula="of:=AVERAGE([.D31:.G31])" table:style-name="ce4">
            <text:p>0,77</text:p>
          </table:table-cell>
          <table:table-cell office:value-type="float" office:value="1.86666666666667" table:formula="of:=AVERAGE([.H31:.K31])" table:style-name="ce5">
            <text:p>1,87</text:p>
          </table:table-cell>
          <table:table-cell office:value-type="float" office:value="0.76666666666667305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1.86666666666667" table:style-name="ce5">
            <text:p>1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1]-[.O30]" table:style-name="ce7">
            <text:p>00:00:00</text:p>
          </table:table-cell>
          <table:table-cell table:style-name="ce7"/>
          <table:table-cell office:value-type="float" office:value="0" table:formula="of:=IF([.N31]=&quot;&quot;;&quot;&quot;;[.N31]*86400)" table:style-name="ce8">
            <text:p>0</text:p>
          </table:table-cell>
          <table:table-cell office:value-type="float" office:value="0" table:formula="of:=IF([.P31]=&quot;&quot;;&quot;&quot;;[.P3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1, "1", "(1)"</text:p>
          </table:table-cell>
          <table:table-cell office:value-type="float" office:value="1.5" table:formula="of:=AVERAGE([.D32:.G32])" table:style-name="ce4">
            <text:p>1,50</text:p>
          </table:table-cell>
          <table:table-cell office:value-type="float" office:value="1.25" table:formula="of:=AVERAGE([.H32:.K32])" table:style-name="ce5">
            <text:p>1,25</text:p>
          </table:table-cell>
          <table:table-cell office:value-type="float" office:value="1.5" table:style-name="ce4">
            <text:p>1,50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2]-[.O31]" table:style-name="ce7">
            <text:p>00:00:00</text:p>
          </table:table-cell>
          <table:table-cell table:style-name="ce7"/>
          <table:table-cell office:value-type="float" office:value="0" table:formula="of:=IF([.N32]=&quot;&quot;;&quot;&quot;;[.N32]*86400)" table:style-name="ce8">
            <text:p>0</text:p>
          </table:table-cell>
          <table:table-cell office:value-type="float" office:value="0" table:formula="of:=IF([.P32]=&quot;&quot;;&quot;&quot;;[.P3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7, "(N/A)"</text:p>
          </table:table-cell>
          <table:table-cell office:value-type="float" office:value="1.2166666666666599" table:formula="of:=AVERAGE([.D33:.G33])" table:style-name="ce4">
            <text:p>1,22</text:p>
          </table:table-cell>
          <table:table-cell office:value-type="float" office:value="0.78333333333333399" table:formula="of:=AVERAGE([.H33:.K33])" table:style-name="ce5">
            <text:p>0,78</text:p>
          </table:table-cell>
          <table:table-cell office:value-type="float" office:value="1.2166666666666599" table:style-name="ce4">
            <text:p>1,22</text:p>
          </table:table-cell>
          <table:table-cell table:number-columns-repeated="3" table:style-name="ce4"/>
          <table:table-cell table:style-name="ce5"/>
          <table:table-cell office:value-type="float" office:value="0.78333333333333399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3]-[.O32]" table:style-name="ce7">
            <text:p>00:00:00</text:p>
          </table:table-cell>
          <table:table-cell table:style-name="ce7"/>
          <table:table-cell office:value-type="float" office:value="0" table:formula="of:=IF([.N33]=&quot;&quot;;&quot;&quot;;[.N33]*86400)" table:style-name="ce8">
            <text:p>0</text:p>
          </table:table-cell>
          <table:table-cell office:value-type="float" office:value="0" table:formula="of:=IF([.P33]=&quot;&quot;;&quot;&quot;;[.P3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7, "(1)"</text:p>
          </table:table-cell>
          <table:table-cell office:value-type="float" office:value="1.97" table:formula="of:=AVERAGE([.D34:.G34])" table:style-name="ce4">
            <text:p>1,97</text:p>
          </table:table-cell>
          <table:table-cell office:value-type="float" office:value="1.9166666666666601" table:formula="of:=AVERAGE([.H34:.K34])" table:style-name="ce5">
            <text:p>1,92</text:p>
          </table:table-cell>
          <table:table-cell office:value-type="float" office:value="1.97" table:style-name="ce10">
            <text:p>1,97</text:p>
          </table:table-cell>
          <table:table-cell table:number-columns-repeated="3" table:style-name="ce4"/>
          <table:table-cell table:style-name="ce5"/>
          <table:table-cell office:value-type="float" office:value="1.9166666666666601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4]-[.O33]" table:style-name="ce7">
            <text:p>00:00:00</text:p>
          </table:table-cell>
          <table:table-cell table:style-name="ce7"/>
          <table:table-cell office:value-type="float" office:value="0" table:formula="of:=IF([.N34]=&quot;&quot;;&quot;&quot;;[.N34]*86400)" table:style-name="ce8">
            <text:p>0</text:p>
          </table:table-cell>
          <table:table-cell office:value-type="float" office:value="0" table:formula="of:=IF([.P34]=&quot;&quot;;&quot;&quot;;[.P3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1", "Sem(ST)+SBL", 1, "1", "(2)"</text:p>
          </table:table-cell>
          <table:table-cell office:value-type="float" office:value="1.2749999999999999" table:formula="of:=AVERAGE([.D35:.G35])" table:style-name="ce4">
            <text:p>1,28</text:p>
          </table:table-cell>
          <table:table-cell office:value-type="float" office:value="1.6" table:formula="of:=AVERAGE([.H35:.K35])" table:style-name="ce5">
            <text:p>1,60</text:p>
          </table:table-cell>
          <table:table-cell office:value-type="float" office:value="1.25" table:style-name="ce4">
            <text:p>1,25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1.6" table:style-name="ce5">
            <text:p>1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5]-[.O34]" table:style-name="ce7">
            <text:p>00:00:00</text:p>
          </table:table-cell>
          <table:table-cell table:style-name="ce7"/>
          <table:table-cell office:value-type="float" office:value="0" table:formula="of:=IF([.N35]=&quot;&quot;;&quot;&quot;;[.N35]*86400)" table:style-name="ce8">
            <text:p>0</text:p>
          </table:table-cell>
          <table:table-cell office:value-type="float" office:value="0" table:formula="of:=IF([.P35]=&quot;&quot;;&quot;&quot;;[.P3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2", "SBL+Sem(PODG)", 1, "2", "(2)"</text:p>
          </table:table-cell>
          <table:table-cell office:value-type="float" office:value="0.91666666666666541" table:formula="of:=AVERAGE([.D36:.G36])" table:style-name="ce4">
            <text:p>0,92</text:p>
          </table:table-cell>
          <table:table-cell office:value-type="float" office:value="0.8" table:formula="of:=AVERAGE([.H36:.K36])" table:style-name="ce5">
            <text:p>0,80</text:p>
          </table:table-cell>
          <table:table-cell office:value-type="float" office:value="0.81666666666666099" table:style-name="ce4">
            <text:p>0,82</text:p>
          </table:table-cell>
          <table:table-cell office:value-type="float" office:value="1.0166666666666699" table:style-name="ce4">
            <text:p>1,02</text:p>
          </table:table-cell>
          <table:table-cell table:number-columns-repeated="2" table:style-name="ce4"/>
          <table:table-cell office:value-type="float" office:value="0.8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6]-[.O35]" table:style-name="ce7">
            <text:p>00:00:00</text:p>
          </table:table-cell>
          <table:table-cell table:style-name="ce7"/>
          <table:table-cell office:value-type="float" office:value="0" table:formula="of:=IF([.N36]=&quot;&quot;;&quot;&quot;;[.N36]*86400)" table:style-name="ce8">
            <text:p>0</text:p>
          </table:table-cell>
          <table:table-cell office:value-type="float" office:value="0" table:formula="of:=IF([.P36]=&quot;&quot;;&quot;&quot;;[.P3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1", "SBL+POGP", 1, "1", "(2)"</text:p>
          </table:table-cell>
          <table:table-cell office:value-type="float" office:value="1.733333333333325" table:formula="of:=AVERAGE([.D37:.G37])" table:style-name="ce4">
            <text:p>1,73</text:p>
          </table:table-cell>
          <table:table-cell office:value-type="float" office:value="2.3833333333333302" table:formula="of:=AVERAGE([.H37:.K37])" table:style-name="ce5">
            <text:p>2,38</text:p>
          </table:table-cell>
          <table:table-cell office:value-type="float" office:value="2.1666666666666501" table:style-name="ce4">
            <text:p>2,17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2.3833333333333302" table:style-name="ce5">
            <text:p>2,3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7]-[.O36]" table:style-name="ce7">
            <text:p>00:00:00</text:p>
          </table:table-cell>
          <table:table-cell table:style-name="ce7"/>
          <table:table-cell office:value-type="float" office:value="0" table:formula="of:=IF([.N37]=&quot;&quot;;&quot;&quot;;[.N37]*86400)" table:style-name="ce8">
            <text:p>0</text:p>
          </table:table-cell>
          <table:table-cell office:value-type="float" office:value="0" table:formula="of:=IF([.P37]=&quot;&quot;;&quot;&quot;;[.P3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2", "SBL+Sem(ST)", 1, "2", "(2)"</text:p>
          </table:table-cell>
          <table:table-cell office:value-type="float" office:value="1.0083333333333304" table:formula="of:=AVERAGE([.D38:.G38])" table:style-name="ce4">
            <text:p>1,01</text:p>
          </table:table-cell>
          <table:table-cell office:value-type="float" office:value="0.79999999999999905" table:formula="of:=AVERAGE([.H38:.K38])" table:style-name="ce5">
            <text:p>0,80</text:p>
          </table:table-cell>
          <table:table-cell office:value-type="float" office:value="0.81666666666666099" table:style-name="ce4">
            <text:p>0,82</text:p>
          </table:table-cell>
          <table:table-cell office:value-type="float" office:value="1.2" table:style-name="ce4">
            <text:p>1,20</text:p>
          </table:table-cell>
          <table:table-cell table:number-columns-repeated="2" table:style-name="ce4"/>
          <table:table-cell office:value-type="float" office:value="0.79999999999999905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8]-[.O37]" table:style-name="ce7">
            <text:p>00:00:00</text:p>
          </table:table-cell>
          <table:table-cell table:style-name="ce7"/>
          <table:table-cell office:value-type="float" office:value="0" table:formula="of:=IF([.N38]=&quot;&quot;;&quot;&quot;;[.N38]*86400)" table:style-name="ce8">
            <text:p>0</text:p>
          </table:table-cell>
          <table:table-cell office:value-type="float" office:value="0" table:formula="of:=IF([.P38]=&quot;&quot;;&quot;&quot;;[.P3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", "ST", 1, "(2)"</text:p>
          </table:table-cell>
          <table:table-cell office:value-type="float" office:value="1.1083333333333449" table:formula="of:=AVERAGE([.D39:.G39])" table:style-name="ce4">
            <text:p>1,11</text:p>
          </table:table-cell>
          <table:table-cell office:value-type="float" office:value="3.8833333333333302" table:formula="of:=AVERAGE([.H39:.K39])" table:style-name="ce5">
            <text:p>3,88</text:p>
          </table:table-cell>
          <table:table-cell office:value-type="float" office:value="1.00000000000002" table:style-name="ce4">
            <text:p>1,00</text:p>
          </table:table-cell>
          <table:table-cell office:value-type="float" office:value="1.2166666666666699" table:style-name="ce4">
            <text:p>1,22</text:p>
          </table:table-cell>
          <table:table-cell table:number-columns-repeated="2" table:style-name="ce4"/>
          <table:table-cell office:value-type="float" office:value="3.8833333333333302" table:style-name="ce5">
            <text:p>3,8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7M44S" table:formula="of:=[.O39]-[.O38]" table:style-name="ce7">
            <text:p>00:07:44</text:p>
          </table:table-cell>
          <table:table-cell office:value-type="time" office:time-value="PT0H7M44S" table:style-name="ce7">
            <text:p>00:07:44</text:p>
          </table:table-cell>
          <table:table-cell office:value-type="float" office:value="464.00000000000006" table:formula="of:=IF([.N39]=&quot;&quot;;&quot;&quot;;[.N39]*86400)" table:style-name="ce8">
            <text:p>464</text:p>
          </table:table-cell>
          <table:table-cell office:value-type="float" office:value="7.7333333333333343" table:formula="of:=IF([.P39]=&quot;&quot;;&quot;&quot;;[.P39]/60)" table:style-name="ce5">
            <text:p>7,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2.82" table:formula="of:=AVERAGE([.D40:.G40])" table:style-name="ce4">
            <text:p>2,82</text:p>
          </table:table-cell>
          <table:table-cell office:value-type="float" office:value="3.47" table:formula="of:=AVERAGE([.I40:.K40])" table:style-name="ce5">
            <text:p>3,47</text:p>
          </table:table-cell>
          <table:table-cell office:value-type="float" office:value="2.82" table:style-name="ce4">
            <text:p>2,82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3.47" table:style-name="ce5">
            <text:p>3,47</text:p>
          </table:table-cell>
          <table:table-cell table:style-name="ce5"/>
          <table:table-cell table:number-columns-repeated="2" table:style-name="ce1"/>
          <table:table-cell office:value-type="time" office:time-value="PT0H2M49S" table:formula="of:=[.O40]-[.O39]" table:style-name="ce7">
            <text:p>00:02:49</text:p>
          </table:table-cell>
          <table:table-cell office:value-type="time" office:time-value="PT0H10M33S" table:style-name="ce7">
            <text:p>00:10:33</text:p>
          </table:table-cell>
          <table:table-cell office:value-type="float" office:value="169" table:formula="of:=IF([.N40]=&quot;&quot;;&quot;&quot;;[.N40]*86400)" table:style-name="ce8">
            <text:p>169</text:p>
          </table:table-cell>
          <table:table-cell office:value-type="float" office:value="2.8166666666666669" table:formula="of:=IF([.P40]=&quot;&quot;;&quot;&quot;;[.P40]/60)" table:style-name="ce5">
            <text:p>2,82</text:p>
          </table:table-cell>
          <table:table-cell office:value-type="string" table:style-name="ce1">
            <text:p>35 sekund postoju odjąć</text:p>
          </table:table-cell>
          <table:table-cell table:number-columns-repeated="2" table:style-name="ce1"/>
          <table:table-cell office:value-type="string" table:style-name="ce12">
            <text:p>llk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1.55" table:formula="of:=AVERAGE([.D41:.G41])" table:style-name="ce4">
            <text:p>1,55</text:p>
          </table:table-cell>
          <table:table-cell office:value-type="float" office:value="1.52" table:formula="of:=AVERAGE([.I41:.K41])" table:style-name="ce5">
            <text:p>1,52</text:p>
          </table:table-cell>
          <table:table-cell office:value-type="float" office:value="1.55" table:style-name="ce4">
            <text:p>1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52" table:style-name="ce5">
            <text:p>1,52</text:p>
          </table:table-cell>
          <table:table-cell table:style-name="ce5"/>
          <table:table-cell table:number-columns-repeated="2" table:style-name="ce1"/>
          <table:table-cell office:value-type="time" office:time-value="PT0H1M33S" table:formula="of:=[.O41]-[.O40]" table:style-name="ce7">
            <text:p>00:01:33</text:p>
          </table:table-cell>
          <table:table-cell office:value-type="time" office:time-value="PT0H12M6S" table:style-name="ce7">
            <text:p>00:12:06</text:p>
          </table:table-cell>
          <table:table-cell office:value-type="float" office:value="93" table:formula="of:=IF([.N41]=&quot;&quot;;&quot;&quot;;[.N41]*86400)" table:style-name="ce8">
            <text:p>93</text:p>
          </table:table-cell>
          <table:table-cell office:value-type="float" office:value="1.55" table:formula="of:=IF([.P41]=&quot;&quot;;&quot;&quot;;[.P41]/60)" table:style-name="ce5">
            <text:p>1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1, "(1)"</text:p>
          </table:table-cell>
          <table:table-cell office:value-type="float" office:value="0.55000000000000004" table:formula="of:=AVERAGE([.D42:.G42])" table:style-name="ce4">
            <text:p>0,55</text:p>
          </table:table-cell>
          <table:table-cell office:value-type="float" office:value="1.62" table:formula="of:=AVERAGE([.I42:.K42])" table:style-name="ce5">
            <text:p>1,6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62" table:style-name="ce5">
            <text:p>1,62</text:p>
          </table:table-cell>
          <table:table-cell table:style-name="ce5"/>
          <table:table-cell table:number-columns-repeated="2" table:style-name="ce1"/>
          <table:table-cell office:value-type="time" office:time-value="PT0H0M33S" table:formula="of:=[.O42]-[.O41]" table:style-name="ce7">
            <text:p>00:00:33</text:p>
          </table:table-cell>
          <table:table-cell office:value-type="time" office:time-value="PT0H12M39S" table:style-name="ce7">
            <text:p>00:12:39</text:p>
          </table:table-cell>
          <table:table-cell office:value-type="float" office:value="32.999999999999915" table:formula="of:=IF([.N42]=&quot;&quot;;&quot;&quot;;[.N42]*86400)" table:style-name="ce8">
            <text:p>33</text:p>
          </table:table-cell>
          <table:table-cell office:value-type="float" office:value="0.5499999999999986" table:formula="of:=IF([.P42]=&quot;&quot;;&quot;&quot;;[.P42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1.43" table:formula="of:=AVERAGE([.D43:.G43])" table:style-name="ce4">
            <text:p>1,43</text:p>
          </table:table-cell>
          <table:table-cell office:value-type="float" office:value="1.88" table:formula="of:=AVERAGE([.I43:.K43])" table:style-name="ce5">
            <text:p>1,88</text:p>
          </table:table-cell>
          <table:table-cell office:value-type="float" office:value="1.43" table:style-name="ce4">
            <text:p>1,43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88" table:style-name="ce5">
            <text:p>1,88</text:p>
          </table:table-cell>
          <table:table-cell table:style-name="ce5"/>
          <table:table-cell table:number-columns-repeated="2" table:style-name="ce1"/>
          <table:table-cell office:value-type="time" office:time-value="PT0H1M26S" table:formula="of:=[.O43]-[.O42]" table:style-name="ce7">
            <text:p>00:01:26</text:p>
          </table:table-cell>
          <table:table-cell office:value-type="time" office:time-value="PT0H14M5S" table:style-name="ce7">
            <text:p>00:14:05</text:p>
          </table:table-cell>
          <table:table-cell office:value-type="float" office:value="86" table:formula="of:=IF([.N43]=&quot;&quot;;&quot;&quot;;[.N43]*86400)" table:style-name="ce8">
            <text:p>86</text:p>
          </table:table-cell>
          <table:table-cell office:value-type="float" office:value="1.4333333333333333" table:formula="of:=IF([.P43]=&quot;&quot;;&quot;&quot;;[.P43]/60)" table:style-name="ce5">
            <text:p>1,43</text:p>
          </table:table-cell>
          <table:table-cell office:value-type="string" table:style-name="ce1">
            <text:p><text:s/>30 sekund postoju; jazda na wprost (bez mijanki)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", "ST", 1, "(2)"</text:p>
          </table:table-cell>
          <table:table-cell office:value-type="float" office:value="2" table:formula="of:=AVERAGE([.D44:.G44])" table:style-name="ce4">
            <text:p>2,00</text:p>
          </table:table-cell>
          <table:table-cell office:value-type="float" office:value="1.97" table:formula="of:=AVERAGE([.I44:.K44])" table:style-name="ce5">
            <text:p>1,97</text:p>
          </table:table-cell>
          <table:table-cell office:value-type="float" office:value="2" table:style-name="ce4">
            <text:p>2,0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97" table:style-name="ce5">
            <text:p>1,97</text:p>
          </table:table-cell>
          <table:table-cell table:style-name="ce5"/>
          <table:table-cell table:number-columns-repeated="2" table:style-name="ce1"/>
          <table:table-cell office:value-type="time" office:time-value="PT0H2M0S" table:formula="of:=[.O44]-[.O43]" table:style-name="ce7">
            <text:p>00:02:00</text:p>
          </table:table-cell>
          <table:table-cell office:value-type="time" office:time-value="PT0H16M5S" table:style-name="ce7">
            <text:p>00:16:05</text:p>
          </table:table-cell>
          <table:table-cell office:value-type="float" office:value="119.99999999999987" table:formula="of:=IF([.N44]=&quot;&quot;;&quot;&quot;;[.N44]*86400)" table:style-name="ce8">
            <text:p>120</text:p>
          </table:table-cell>
          <table:table-cell office:value-type="float" office:value="1.9999999999999978" table:formula="of:=IF([.P44]=&quot;&quot;;&quot;&quot;;[.P44]/60)" table:style-name="ce5">
            <text:p>2,00</text:p>
          </table:table-cell>
          <table:table-cell office:value-type="string" table:style-name="ce1">
            <text:p><text:s/>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3.85" table:formula="of:=AVERAGE([.D45:.G45])" table:style-name="ce4">
            <text:p>3,85</text:p>
          </table:table-cell>
          <table:table-cell office:value-type="float" office:value="4.95" table:formula="of:=AVERAGE([.I45:.K45])" table:style-name="ce5">
            <text:p>4,95</text:p>
          </table:table-cell>
          <table:table-cell office:value-type="float" office:value="3.85" table:style-name="ce4">
            <text:p>3,8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4.95" table:style-name="ce5">
            <text:p>4,95</text:p>
          </table:table-cell>
          <table:table-cell table:style-name="ce5"/>
          <table:table-cell table:style-name="ce7"/>
          <table:table-cell table:style-name="ce1"/>
          <table:table-cell office:value-type="time" office:time-value="PT0H3M51S" table:formula="of:=[.O45]-[.O44]" table:style-name="ce7">
            <text:p>00:03:51</text:p>
          </table:table-cell>
          <table:table-cell office:value-type="time" office:time-value="PT0H19M56S" table:style-name="ce7">
            <text:p>00:19:56</text:p>
          </table:table-cell>
          <table:table-cell office:value-type="float" office:value="231.00000000000014" table:formula="of:=IF([.N45]=&quot;&quot;;&quot;&quot;;[.N45]*86400)" table:style-name="ce8">
            <text:p>231</text:p>
          </table:table-cell>
          <table:table-cell office:value-type="float" office:value="3.8500000000000023" table:formula="of:=IF([.P45]=&quot;&quot;;&quot;&quot;;[.P45]/60)" table:style-name="ce5">
            <text:p>3,85</text:p>
          </table:table-cell>
          <table:table-cell office:value-type="string" table:style-name="ce1">
            <text:p>Wjazd na peron 1 ,tor 2; 30 sekund postoj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1", "SBL+PO(Piotrowice)", 1, "1", "(6)"</text:p>
          </table:table-cell>
          <table:table-cell office:value-type="float" office:value="1.92" table:formula="of:=AVERAGE([.D46:.G46])" table:style-name="ce4">
            <text:p>1,92</text:p>
          </table:table-cell>
          <table:table-cell office:value-type="float" office:value="2.92" table:formula="of:=AVERAGE([.H46:.K46])" table:style-name="ce5">
            <text:p>2,92</text:p>
          </table:table-cell>
          <table:table-cell office:value-type="float" office:value="1.92" table:style-name="ce4">
            <text:p>1,92</text:p>
          </table:table-cell>
          <table:table-cell table:number-columns-repeated="3" table:style-name="ce4"/>
          <table:table-cell office:value-type="float" office:value="2.92" table:style-name="ce5">
            <text:p>2,92</text:p>
          </table:table-cell>
          <table:table-cell table:number-columns-repeated="3" table:style-name="ce5"/>
          <table:table-cell table:style-name="ce7"/>
          <table:table-cell table:style-name="ce1"/>
          <table:table-cell office:value-type="time" office:time-value="PT2H14M27S" table:formula="of:=[.O46]-[.O45]" table:style-name="ce7">
            <text:p>02:14:27</text:p>
          </table:table-cell>
          <table:table-cell office:value-type="time" office:time-value="PT2H34M23S" table:style-name="ce7">
            <text:p>02:34:23</text:p>
          </table:table-cell>
          <table:table-cell office:value-type="float" office:value="8067" table:formula="of:=IF([.N46]=&quot;&quot;;&quot;&quot;;[.N46]*86400)" table:style-name="ce8">
            <text:p>8067</text:p>
          </table:table-cell>
          <table:table-cell office:value-type="float" office:value="134.44999999999999" table:formula="of:=IF([.P46]=&quot;&quot;;&quot;&quot;;[.P46]/60)" table:style-name="ce5">
            <text:p>134,45</text:p>
          </table:table-cell>
          <table:table-cell office:value-type="string" table:style-name="ce1">
            <text:p>40 sekund postoju w Piotrowic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2", "SBL", 1, "2", "(6)"</text:p>
          </table:table-cell>
          <table:table-cell office:value-type="float" office:value="0.56999999999999995" table:formula="of:=AVERAGE([.D47:.G47])" table:style-name="ce4">
            <text:p>0,57</text:p>
          </table:table-cell>
          <table:table-cell office:value-type="float" office:value="0.64" table:formula="of:=AVERAGE([.H47:.K47])" table:style-name="ce5">
            <text:p>0,64</text:p>
          </table:table-cell>
          <table:table-cell office:value-type="float" office:value="0.56999999999999995" table:style-name="ce4">
            <text:p>0,57</text:p>
          </table:table-cell>
          <table:table-cell table:number-columns-repeated="3" table:style-name="ce4"/>
          <table:table-cell office:value-type="float" office:value="0.64" table:style-name="ce5">
            <text:p>0,64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4S" table:formula="of:=[.O47]-[.O46]" table:style-name="ce7">
            <text:p>00:00:34</text:p>
          </table:table-cell>
          <table:table-cell office:value-type="time" office:time-value="PT2H34M57S" table:style-name="ce7">
            <text:p>02:34:57</text:p>
          </table:table-cell>
          <table:table-cell office:value-type="float" office:value="34.000000000000917" table:formula="of:=IF([.N47]=&quot;&quot;;&quot;&quot;;[.N47]*86400)" table:style-name="ce8">
            <text:p>34</text:p>
          </table:table-cell>
          <table:table-cell office:value-type="float" office:value="0.56666666666668197" table:formula="of:=IF([.P47]=&quot;&quot;;&quot;&quot;;[.P47]/60)" table:style-name="ce5">
            <text:p>0,5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3", "SBL", 1, "3", "(6)"</text:p>
          </table:table-cell>
          <table:table-cell office:value-type="float" office:value="0.5" table:formula="of:=AVERAGE([.D48:.G48])" table:style-name="ce4">
            <text:p>0,50</text:p>
          </table:table-cell>
          <table:table-cell office:value-type="float" office:value="0.52" table:formula="of:=AVERAGE([.H48:.K48])" table:style-name="ce5">
            <text:p>0,52</text:p>
          </table:table-cell>
          <table:table-cell office:value-type="float" office:value="0.5" table:style-name="ce4">
            <text:p>0,50</text:p>
          </table:table-cell>
          <table:table-cell table:number-columns-repeated="3" table:style-name="ce4"/>
          <table:table-cell office:value-type="float" office:value="0.52" table:style-name="ce5">
            <text:p>0,5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0S" table:formula="of:=[.O48]-[.O47]" table:style-name="ce7">
            <text:p>00:00:30</text:p>
          </table:table-cell>
          <table:table-cell office:value-type="time" office:time-value="PT2H35M27S" table:style-name="ce7">
            <text:p>02:35:27</text:p>
          </table:table-cell>
          <table:table-cell office:value-type="float" office:value="29.999999999998693" table:formula="of:=IF([.N48]=&quot;&quot;;&quot;&quot;;[.N48]*86400)" table:style-name="ce8">
            <text:p>30</text:p>
          </table:table-cell>
          <table:table-cell office:value-type="float" office:value="0.49999999999997818" table:formula="of:=IF([.P48]=&quot;&quot;;&quot;&quot;;[.P48]/60)" table:style-name="ce5">
            <text:p>0,5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4", "SBL+PO(Podlesie)", 1, "4", "(6)"</text:p>
          </table:table-cell>
          <table:table-cell office:value-type="float" office:value="0.55000000000000004" table:formula="of:=AVERAGE([.D49:.G49])" table:style-name="ce4">
            <text:p>0,55</text:p>
          </table:table-cell>
          <table:table-cell office:value-type="float" office:value="1.18" table:formula="of:=AVERAGE([.H49:.K49])" table:style-name="ce5">
            <text:p>1,18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1.18" table:style-name="ce5">
            <text:p>1,1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49]-[.O48]" table:style-name="ce7">
            <text:p>00:00:33</text:p>
          </table:table-cell>
          <table:table-cell office:value-type="time" office:time-value="PT2H36M0S" table:style-name="ce7">
            <text:p>02:36:00</text:p>
          </table:table-cell>
          <table:table-cell office:value-type="float" office:value="33.000000000001563" table:formula="of:=IF([.N49]=&quot;&quot;;&quot;&quot;;[.N49]*86400)" table:style-name="ce8">
            <text:p>33</text:p>
          </table:table-cell>
          <table:table-cell office:value-type="float" office:value="0.55000000000002602" table:formula="of:=IF([.P49]=&quot;&quot;;&quot;&quot;;[.P49]/60)" table:style-name="ce5">
            <text:p>0,55</text:p>
          </table:table-cell>
          <table:table-cell office:value-type="string" table:style-name="ce1">
            <text:p>30 sekund postoju w Podlesi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5", "SBL", 1, "5", "(6)"</text:p>
          </table:table-cell>
          <table:table-cell office:value-type="float" office:value="0.48" table:formula="of:=AVERAGE([.D50:.G50])" table:style-name="ce4">
            <text:p>0,48</text:p>
          </table:table-cell>
          <table:table-cell office:value-type="float" office:value="0.72" table:formula="of:=AVERAGE([.H50:.K50])" table:style-name="ce5">
            <text:p>0,72</text:p>
          </table:table-cell>
          <table:table-cell office:value-type="float" office:value="0.48" table:style-name="ce4">
            <text:p>0,48</text:p>
          </table:table-cell>
          <table:table-cell table:number-columns-repeated="3" table:style-name="ce4"/>
          <table:table-cell office:value-type="float" office:value="0.72" table:style-name="ce5">
            <text:p>0,7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29S" table:formula="of:=[.O50]-[.O49]" table:style-name="ce7">
            <text:p>00:00:29</text:p>
          </table:table-cell>
          <table:table-cell office:value-type="time" office:time-value="PT2H36M29S" table:style-name="ce7">
            <text:p>02:36:29</text:p>
          </table:table-cell>
          <table:table-cell office:value-type="float" office:value="29.000000000000536" table:formula="of:=IF([.N50]=&quot;&quot;;&quot;&quot;;[.N50]*86400)" table:style-name="ce8">
            <text:p>29</text:p>
          </table:table-cell>
          <table:table-cell office:value-type="float" office:value="0.48333333333334227" table:formula="of:=IF([.P50]=&quot;&quot;;&quot;&quot;;[.P50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6", "SBL+Sem(PODG)", 1, "6", "(6)"</text:p>
          </table:table-cell>
          <table:table-cell office:value-type="float" office:value="0.52" table:formula="of:=AVERAGE([.D51:.G51])" table:style-name="ce4">
            <text:p>0,52</text:p>
          </table:table-cell>
          <table:table-cell office:value-type="float" office:value="0.55000000000000004" table:formula="of:=AVERAGE([.H51:.K51])" table:style-name="ce5">
            <text:p>0,55</text:p>
          </table:table-cell>
          <table:table-cell office:value-type="float" office:value="0.52" table:style-name="ce4">
            <text:p>0,52</text:p>
          </table:table-cell>
          <table:table-cell table:number-columns-repeated="3" table:style-name="ce4"/>
          <table:table-cell office:value-type="float" office:value="0.55000000000000004" table:style-name="ce5">
            <text:p>0,5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1S" table:formula="of:=[.O51]-[.O50]" table:style-name="ce7">
            <text:p>00:00:31</text:p>
          </table:table-cell>
          <table:table-cell office:value-type="time" office:time-value="PT2H37M0S" table:style-name="ce7">
            <text:p>02:37:00</text:p>
          </table:table-cell>
          <table:table-cell office:value-type="float" office:value="30.99999999999925" table:formula="of:=IF([.N51]=&quot;&quot;;&quot;&quot;;[.N51]*86400)" table:style-name="ce8">
            <text:p>31</text:p>
          </table:table-cell>
          <table:table-cell office:value-type="float" office:value="0.51666666666665417" table:formula="of:=IF([.P51]=&quot;&quot;;&quot;&quot;;[.P51]/60)" table:style-name="ce5">
            <text:p>0,5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1, "(N/A)"</text:p>
          </table:table-cell>
          <table:table-cell office:value-type="float" office:value="0.85" table:formula="of:=AVERAGE([.D52:.G52])" table:style-name="ce4">
            <text:p>0,85</text:p>
          </table:table-cell>
          <table:table-cell office:value-type="float" office:value="0.6" table:formula="of:=AVERAGE([.H52:.K52])" table:style-name="ce5">
            <text:p>0,60</text:p>
          </table:table-cell>
          <table:table-cell office:value-type="float" office:value="0.85" table:style-name="ce4">
            <text:p>0,85</text:p>
          </table:table-cell>
          <table:table-cell table:number-columns-repeated="3" table:style-name="ce4"/>
          <table:table-cell office:value-type="float" office:value="0.6" table:style-name="ce5">
            <text:p>0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52]-[.O51]" table:style-name="ce7">
            <text:p>00:00:51</text:p>
          </table:table-cell>
          <table:table-cell office:value-type="time" office:time-value="PT2H37M51S" table:style-name="ce7">
            <text:p>02:37:51</text:p>
          </table:table-cell>
          <table:table-cell office:value-type="float" office:value="50.999999999999581" table:formula="of:=IF([.N52]=&quot;&quot;;&quot;&quot;;[.N52]*86400)" table:style-name="ce8">
            <text:p>51</text:p>
          </table:table-cell>
          <table:table-cell office:value-type="float" office:value="0.84999999999999298" table:formula="of:=IF([.P52]=&quot;&quot;;&quot;&quot;;[.P52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Ty", "Sem(odstep)+Sem(ST)", 1, "1", "(1)"</text:p>
          </table:table-cell>
          <table:table-cell office:value-type="float" office:value="0.57999999999999996" table:formula="of:=AVERAGE([.D53:.G53])" table:style-name="ce4">
            <text:p>0,58</text:p>
          </table:table-cell>
          <table:table-cell office:value-type="float" office:value="1" table:formula="of:=AVERAGE([.H53:.K53])" table:style-name="ce5">
            <text:p>1,00</text:p>
          </table:table-cell>
          <table:table-cell office:value-type="float" office:value="0.57999999999999996" table:style-name="ce4">
            <text:p>0,58</text:p>
          </table:table-cell>
          <table:table-cell table:number-columns-repeated="3" table:style-name="ce4"/>
          <table:table-cell office:value-type="float" office:value="1" table:style-name="ce5">
            <text:p>1,0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5S" table:formula="of:=[.O53]-[.O52]" table:style-name="ce7">
            <text:p>00:00:35</text:p>
          </table:table-cell>
          <table:table-cell office:value-type="time" office:time-value="PT2H38M26S" table:style-name="ce7">
            <text:p>02:38:26</text:p>
          </table:table-cell>
          <table:table-cell office:value-type="float" office:value="35.000000000000277" table:formula="of:=IF([.N53]=&quot;&quot;;&quot;&quot;;[.N53]*86400)" table:style-name="ce8">
            <text:p>35</text:p>
          </table:table-cell>
          <table:table-cell office:value-type="float" office:value="0.58333333333333792" table:formula="of:=IF([.P53]=&quot;&quot;;&quot;&quot;;[.P53]/60)" table:style-name="ce5">
            <text:p>0,58</text:p>
          </table:table-cell>
          <table:table-cell office:value-type="string" table:style-name="ce1">
            <text:p>czerwone światło - wjazd pociągu z peronu 3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Ty", "ST", 101, "(N/A)"</text:p>
          </table:table-cell>
          <table:table-cell office:value-type="float" office:value="0.55000000000000004" table:formula="of:=AVERAGE([.D54:.G54])" table:style-name="ce4">
            <text:p>0,55</text:p>
          </table:table-cell>
          <table:table-cell office:value-type="float" office:value="0.92" table:formula="of:=AVERAGE([.H54:.K54])" table:style-name="ce5">
            <text:p>0,9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0.92" table:style-name="ce5">
            <text:p>0,9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54]-[.O53]" table:style-name="ce7">
            <text:p>00:00:33</text:p>
          </table:table-cell>
          <table:table-cell office:value-type="time" office:time-value="PT2H38M59S" table:style-name="ce7">
            <text:p>02:38:59</text:p>
          </table:table-cell>
          <table:table-cell office:value-type="float" office:value="33.000000000000362" table:formula="of:=IF([.N54]=&quot;&quot;;&quot;&quot;;[.N54]*86400)" table:style-name="ce8">
            <text:p>33</text:p>
          </table:table-cell>
          <table:table-cell office:value-type="float" office:value="0.55000000000000604" table:formula="of:=IF([.P54]=&quot;&quot;;&quot;&quot;;[.P54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, "(2)"</text:p>
          </table:table-cell>
          <table:table-cell office:value-type="float" office:value="1.3" table:formula="of:=AVERAGE([.D55:.G55])" table:style-name="ce4">
            <text:p>1,30</text:p>
          </table:table-cell>
          <table:table-cell office:value-type="float" office:value="1.05" table:formula="of:=AVERAGE([.H55:.K55])" table:style-name="ce5">
            <text:p>1,05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office:value-type="float" office:value="1.05" table:style-name="ce5">
            <text:p>1,0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18S" table:formula="of:=[.O55]-[.O54]" table:style-name="ce7">
            <text:p>00:01:18</text:p>
          </table:table-cell>
          <table:table-cell office:value-type="time" office:time-value="PT2H40M17S" table:style-name="ce7">
            <text:p>02:40:17</text:p>
          </table:table-cell>
          <table:table-cell office:value-type="float" office:value="77.999999999999005" table:formula="of:=IF([.N55]=&quot;&quot;;&quot;&quot;;[.N55]*86400)" table:style-name="ce8">
            <text:p>78</text:p>
          </table:table-cell>
          <table:table-cell office:value-type="float" office:value="1.2999999999999834" table:formula="of:=IF([.P55]=&quot;&quot;;&quot;&quot;;[.P55]/60)" table:style-name="ce5">
            <text:p>1,30</text:p>
          </table:table-cell>
          <table:table-cell office:value-type="string" table:style-name="ce1">
            <text:p>30 sekund postoju w Tych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Kob-1", "SBL", 1, "1", "(6)"</text:p>
          </table:table-cell>
          <table:table-cell office:value-type="float" office:value="1.35" table:formula="of:=AVERAGE([.D56:.G56])" table:style-name="ce4">
            <text:p>1,35</text:p>
          </table:table-cell>
          <table:table-cell office:value-type="float" office:value="1.27" table:formula="of:=AVERAGE([.H56:.K56])" table:style-name="ce5">
            <text:p>1,27</text:p>
          </table:table-cell>
          <table:table-cell office:value-type="float" office:value="1.35" table:style-name="ce4">
            <text:p>1,35</text:p>
          </table:table-cell>
          <table:table-cell table:number-columns-repeated="3" table:style-name="ce4"/>
          <table:table-cell office:value-type="float" office:value="1.27" table:style-name="ce5">
            <text:p>1,27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9.3668981481481478E-2" table:formula="of:=[.O56]-[.O55]" table:style-name="ce7">
            <text:p>#######</text:p>
          </table:table-cell>
          <table:table-cell office:value-type="time" office:time-value="PT0H25M24S" table:style-name="ce7">
            <text:p>00:25:24</text:p>
          </table:table-cell>
          <table:table-cell office:value-type="float" office:value="-8093" table:formula="of:=IF([.N56]=&quot;&quot;;&quot;&quot;;[.N56]*86400)" table:style-name="ce8">
            <text:p>-8093</text:p>
          </table:table-cell>
          <table:table-cell office:value-type="float" office:value="-134.88333333333333" table:formula="of:=IF([.P56]=&quot;&quot;;&quot;&quot;;[.P56]/60)" table:style-name="ce5">
            <text:p>-134,88</text:p>
          </table:table-cell>
          <table:table-cell table:number-columns-repeated="3" table:style-name="ce1"/>
          <table:table-cell office:value-type="string" table:style-name="ce12">
            <text:p>Podwójny blok stacyjny na wyjeździe z Tychów - podział Stacji?</text:p>
          </table:table-cell>
          <table:table-cell table:number-columns-repeated="16363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57:.G57])" table:style-name="ce4">
            <text:p>#DZIEL/0!</text:p>
          </table:table-cell>
          <table:table-cell office:value-type="float" office:value="9.8699999999999992" table:formula="of:=AVERAGE([.H57:.K57])" table:style-name="ce5">
            <text:p>9,87</text:p>
          </table:table-cell>
          <table:table-cell table:number-columns-repeated="4" table:style-name="ce4"/>
          <table:table-cell table:style-name="ce5"/>
          <table:table-cell office:value-type="float" office:value="9.8699999999999992" table:style-name="ce5">
            <text:p>9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47S" table:formula="of:=[.O57]-[.O56]" table:style-name="ce7">
            <text:p>00:02:47</text:p>
          </table:table-cell>
          <table:table-cell office:value-type="time" office:time-value="PT0H28M11S" table:style-name="ce7">
            <text:p>00:28:11</text:p>
          </table:table-cell>
          <table:table-cell office:value-type="float" office:value="167.00000000000023" table:formula="of:=IF([.N57]=&quot;&quot;;&quot;&quot;;[.N57]*86400)" table:style-name="ce8">
            <text:p>167</text:p>
          </table:table-cell>
          <table:table-cell office:value-type="float" office:value="2.7833333333333372" table:formula="of:=IF([.P57]=&quot;&quot;;&quot;&quot;;[.P57]/60)" table:style-name="ce5">
            <text:p>2,78</text:p>
          </table:table-cell>
          <table:table-cell office:value-type="string" table:style-name="ce1">
            <text:p>Czy to nie jest towarowy?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TMo ", "SBL", 1, "1", "(2)"</text:p>
          </table:table-cell>
          <table:table-cell office:value-type="float" office:value="0" table:formula="of:=AVERAGE([.D58:.G58])" table:style-name="ce4">
            <text:p>#DZIEL/0!</text:p>
          </table:table-cell>
          <table:table-cell office:value-type="float" office:value="2.38" table:formula="of:=AVERAGE([.H58:.K58])" table:style-name="ce5">
            <text:p>2,38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2.38" table:style-name="ce5">
            <text:p>2,38</text:p>
          </table:table-cell>
          <table:table-cell table:style-name="ce5"/>
          <table:table-cell table:number-columns-repeated="2" table:style-name="ce1"/>
          <table:table-cell office:value-type="float" office:value="-1.9571759259259261E-2" table:formula="of:=[.O58]-[.O57]" table:style-name="ce7">
            <text:p>#######</text:p>
          </table:table-cell>
          <table:table-cell table:style-name="ce7"/>
          <table:table-cell office:value-type="float" office:value="-1691.0000000000002" table:formula="of:=IF([.N58]=&quot;&quot;;&quot;&quot;;[.N58]*86400)" table:style-name="ce8">
            <text:p>-1691</text:p>
          </table:table-cell>
          <table:table-cell office:value-type="float" office:value="-28.183333333333337" table:formula="of:=IF([.P58]=&quot;&quot;;&quot;&quot;;[.P58]/60)" table:style-name="ce5">
            <text:p>-28,18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9]-[.O58]" table:style-name="ce7">
            <text:p>00:00:00</text:p>
          </table:table-cell>
          <table:table-cell table:style-name="ce7"/>
          <table:table-cell office:value-type="float" office:value="0" table:formula="of:=IF([.N59]=&quot;&quot;;&quot;&quot;;[.N59]*86400)" table:style-name="ce8">
            <text:p>0</text:p>
          </table:table-cell>
          <table:table-cell office:value-type="float" office:value="0" table:formula="of:=IF([.P59]=&quot;&quot;;&quot;&quot;;[.P5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0]-[.O59]" table:style-name="ce7">
            <text:p>00:00:00</text:p>
          </table:table-cell>
          <table:table-cell table:style-name="ce7"/>
          <table:table-cell office:value-type="float" office:value="0" table:formula="of:=IF([.N60]=&quot;&quot;;&quot;&quot;;[.N60]*86400)" table:style-name="ce8">
            <text:p>0</text:p>
          </table:table-cell>
          <table:table-cell office:value-type="float" office:value="0" table:formula="of:=IF([.P60]=&quot;&quot;;&quot;&quot;;[.P6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Katowice - Batory (Bytom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9S" table:formula="of:=[.O61]-[.O60]" table:style-name="ce7">
            <text:p>00:00:29</text:p>
          </table:table-cell>
          <table:table-cell office:value-type="time" office:time-value="PT0H0M29S" table:style-name="ce7">
            <text:p>00:00:29</text:p>
          </table:table-cell>
          <table:table-cell office:value-type="float" office:value="28.999999999999996" table:formula="of:=IF([.N61]=&quot;&quot;;&quot;&quot;;[.N61]*86400)" table:style-name="ce8">
            <text:p>29</text:p>
          </table:table-cell>
          <table:table-cell office:value-type="float" office:value="0.48333333333333328" table:formula="of:=IF([.P61]=&quot;&quot;;&quot;&quot;;[.P61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1.25" table:formula="of:=AVERAGE([.D62:.G62])" table:style-name="ce4">
            <text:p>1,25</text:p>
          </table:table-cell>
          <table:table-cell office:value-type="float" office:value="0" table:formula="of:=AVERAGE([.H62:.K62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2M51S" table:formula="of:=[.O62]-[.O61]" table:style-name="ce7">
            <text:p>00:02:51</text:p>
          </table:table-cell>
          <table:table-cell office:value-type="time" office:time-value="PT0H3M20S" table:style-name="ce7">
            <text:p>00:03:20</text:p>
          </table:table-cell>
          <table:table-cell office:value-type="float" office:value="170.99999999999997" table:formula="of:=IF([.N62]=&quot;&quot;;&quot;&quot;;[.N62]*86400)" table:style-name="ce8">
            <text:p>171</text:p>
          </table:table-cell>
          <table:table-cell office:value-type="float" office:value="2.8499999999999996" table:formula="of:=IF([.P62]=&quot;&quot;;&quot;&quot;;[.P62]/60)" table:style-name="ce5">
            <text:p>2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CM", "SBL+Sem(ST)", 1, "1", "(1)"</text:p>
          </table:table-cell>
          <table:table-cell office:value-type="float" office:value="2.4" table:formula="of:=AVERAGE([.D63:.G63])" table:style-name="ce4">
            <text:p>2,40</text:p>
          </table:table-cell>
          <table:table-cell office:value-type="float" office:value="0" table:formula="of:=AVERAGE([.H63:.K63])" table:style-name="ce5">
            <text:p>#DZIEL/0!</text:p>
          </table:table-cell>
          <table:table-cell office:value-type="float" office:value="2.4" table:style-name="ce4">
            <text:p>2,40</text:p>
          </table:table-cell>
          <table:table-cell office:value-type="float" office:value="2.4" table:style-name="ce4">
            <text:p>2,40</text:p>
          </table:table-cell>
          <table:table-cell office:value-type="string" table:style-name="ce4">
            <text:p>l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float" office:value="-2.3148148148148147E-3" table:formula="of:=[.O63]-[.O62]" table:style-name="ce7">
            <text:p>#######</text:p>
          </table:table-cell>
          <table:table-cell table:style-name="ce7"/>
          <table:table-cell office:value-type="float" office:value="-200" table:formula="of:=IF([.N63]=&quot;&quot;;&quot;&quot;;[.N63]*86400)" table:style-name="ce8">
            <text:p>-200</text:p>
          </table:table-cell>
          <table:table-cell office:value-type="float" office:value="-3.3333333333333335" table:formula="of:=IF([.P63]=&quot;&quot;;&quot;&quot;;[.P63]/60)" table:style-name="ce5">
            <text:p>-3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", "ST", 1, "(1)"</text:p>
          </table:table-cell>
          <table:table-cell office:value-type="float" office:value="2.21" table:formula="of:=AVERAGE([.D64:.G64])" table:style-name="ce4">
            <text:p>2,21</text:p>
          </table:table-cell>
          <table:table-cell office:value-type="float" office:value="0" table:formula="of:=AVERAGE([.H64:.K64])" table:style-name="ce5">
            <text:p>#DZIEL/0!</text:p>
          </table:table-cell>
          <table:table-cell office:value-type="float" office:value="2.5" table:style-name="ce4">
            <text:p>2,50</text:p>
          </table:table-cell>
          <table:table-cell office:value-type="float" office:value="1.92" table:style-name="ce4">
            <text:p>1,9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4]-[.O63]" table:style-name="ce7">
            <text:p>00:00:00</text:p>
          </table:table-cell>
          <table:table-cell table:style-name="ce7"/>
          <table:table-cell office:value-type="float" office:value="0" table:formula="of:=IF([.N64]=&quot;&quot;;&quot;&quot;;[.N64]*86400)" table:style-name="ce8">
            <text:p>0</text:p>
          </table:table-cell>
          <table:table-cell office:value-type="float" office:value="0" table:formula="of:=IF([.P64]=&quot;&quot;;&quot;&quot;;[.P6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-CS", "Sem(odstęp)", 1, "1", "(1)"</text:p>
          </table:table-cell>
          <table:table-cell office:value-type="float" office:value="2.9649999999999999" table:formula="of:=AVERAGE([.D65:.G65])" table:style-name="ce4">
            <text:p>2,97</text:p>
          </table:table-cell>
          <table:table-cell office:value-type="float" office:value="0" table:formula="of:=AVERAGE([.H65:.K65])" table:style-name="ce5">
            <text:p>#DZIEL/0!</text:p>
          </table:table-cell>
          <table:table-cell office:value-type="float" office:value="2.4300000000000002" table:style-name="ce4">
            <text:p>2,43</text:p>
          </table:table-cell>
          <table:table-cell office:value-type="float" office:value="3.5" table:style-name="ce4">
            <text:p>3,5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5]-[.O64]" table:style-name="ce7">
            <text:p>00:00:00</text:p>
          </table:table-cell>
          <table:table-cell table:style-name="ce7"/>
          <table:table-cell office:value-type="float" office:value="0" table:formula="of:=IF([.N65]=&quot;&quot;;&quot;&quot;;[.N65]*86400)" table:style-name="ce8">
            <text:p>0</text:p>
          </table:table-cell>
          <table:table-cell office:value-type="float" office:value="0" table:formula="of:=IF([.P65]=&quot;&quot;;&quot;&quot;;[.P6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6]-[.O65]" table:style-name="ce7">
            <text:p>00:00:00</text:p>
          </table:table-cell>
          <table:table-cell table:style-name="ce7"/>
          <table:table-cell office:value-type="float" office:value="0" table:formula="of:=IF([.N66]=&quot;&quot;;&quot;&quot;;[.N66]*86400)" table:style-name="ce8">
            <text:p>0</text:p>
          </table:table-cell>
          <table:table-cell office:value-type="float" office:value="0" table:formula="of:=IF([.P66]=&quot;&quot;;&quot;&quot;;[.P6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liwice - Batory Gliwice - Katowice - Zawodzie (Krakó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48M53S" table:formula="of:=[.O67]-[.O66]" table:style-name="ce7">
            <text:p>00:48:53</text:p>
          </table:table-cell>
          <table:table-cell office:value-type="time" office:time-value="PT0H48M53S" table:style-name="ce7">
            <text:p>00:48:53</text:p>
          </table:table-cell>
          <table:table-cell office:value-type="float" office:value="2933" table:formula="of:=IF([.N67]=&quot;&quot;;&quot;&quot;;[.N67]*86400)" table:style-name="ce8">
            <text:p>2933</text:p>
          </table:table-cell>
          <table:table-cell office:value-type="float" office:value="48.883333333333333" table:formula="of:=IF([.P67]=&quot;&quot;;&quot;&quot;;[.P67]/60)" table:style-name="ce5">
            <text:p>48,8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Szo-GLC", "SBL(odstep)", 2, "1", "(1)"</text:p>
          </table:table-cell>
          <table:table-cell office:value-type="float" office:value="1.05" table:formula="of:=AVERAGE([.D68:.G68])" table:style-name="ce4">
            <text:p>1,05</text:p>
          </table:table-cell>
          <table:table-cell office:value-type="float" office:value="0" table:formula="of:=AVERAGE([.H68:.K68])" table:style-name="ce5">
            <text:p>#DZIEL/0!</text:p>
          </table:table-cell>
          <table:table-cell table:number-columns-repeated="2" table:style-name="ce4"/>
          <table:table-cell office:value-type="float" office:value="1.05" table:style-name="ce4">
            <text:p>1,05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S" table:formula="of:=[.O68]-[.O67]" table:style-name="ce7">
            <text:p>00:01:03</text:p>
          </table:table-cell>
          <table:table-cell office:value-type="time" office:time-value="PT0H49M56S" table:style-name="ce7">
            <text:p>00:49:56</text:p>
          </table:table-cell>
          <table:table-cell office:value-type="float" office:value="62.999999999999659" table:formula="of:=IF([.N68]=&quot;&quot;;&quot;&quot;;[.N68]*86400)" table:style-name="ce8">
            <text:p>63</text:p>
          </table:table-cell>
          <table:table-cell office:value-type="float" office:value="1.0499999999999943" table:formula="of:=IF([.P68]=&quot;&quot;;&quot;&quot;;[.P68]/60)" table:style-name="ce5">
            <text:p>1,0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1.57" table:formula="of:=AVERAGE([.D69:.G69])" table:style-name="ce4">
            <text:p>1,57</text:p>
          </table:table-cell>
          <table:table-cell office:value-type="float" office:value="0" table:formula="of:=AVERAGE([.H69:.K69])" table:style-name="ce5">
            <text:p>#DZIEL/0!</text:p>
          </table:table-cell>
          <table:table-cell table:number-columns-repeated="2" table:style-name="ce4"/>
          <table:table-cell office:value-type="float" office:value="1.57" table:style-name="ce4">
            <text:p>1,57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4S" table:formula="of:=[.O69]-[.O68]" table:style-name="ce7">
            <text:p>00:01:34</text:p>
          </table:table-cell>
          <table:table-cell office:value-type="time" office:time-value="PT0H51M30S" table:style-name="ce7">
            <text:p>00:51:30</text:p>
          </table:table-cell>
          <table:table-cell office:value-type="float" office:value="94.000000000000099" table:formula="of:=IF([.N69]=&quot;&quot;;&quot;&quot;;[.N69]*86400)" table:style-name="ce8">
            <text:p>94</text:p>
          </table:table-cell>
          <table:table-cell office:value-type="float" office:value="1.5666666666666684" table:formula="of:=IF([.P69]=&quot;&quot;;&quot;&quot;;[.P69]/60)" table:style-name="ce5">
            <text:p>1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1", "SBL", 2, "1", "(5)"</text:p>
          </table:table-cell>
          <table:table-cell office:value-type="float" office:value="1.81" table:formula="of:=AVERAGE([.D70:.G70])" table:style-name="ce4">
            <text:p>1,81</text:p>
          </table:table-cell>
          <table:table-cell office:value-type="float" office:value="0" table:formula="of:=AVERAGE([.H70:.K70])" table:style-name="ce5">
            <text:p>#DZIEL/0!</text:p>
          </table:table-cell>
          <table:table-cell office:value-type="float" office:value="2.0499999999999998" table:style-name="ce4">
            <text:p>2,05</text:p>
          </table:table-cell>
          <table:table-cell office:value-type="float" office:value="1.57" table:style-name="ce4">
            <text:p>1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float" office:value="-3.412037037037037E-2" table:formula="of:=[.O70]-[.O69]" table:style-name="ce7">
            <text:p>#######</text:p>
          </table:table-cell>
          <table:table-cell office:value-type="time" office:time-value="PT0H2M22S" table:style-name="ce7">
            <text:p>00:02:22</text:p>
          </table:table-cell>
          <table:table-cell office:value-type="float" office:value="-2948" table:formula="of:=IF([.N70]=&quot;&quot;;&quot;&quot;;[.N70]*86400)" table:style-name="ce8">
            <text:p>-2948</text:p>
          </table:table-cell>
          <table:table-cell office:value-type="float" office:value="-49.133333333333333" table:formula="of:=IF([.P70]=&quot;&quot;;&quot;&quot;;[.P70]/60)" table:style-name="ce5">
            <text:p>-49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2", "SBL", 2, "2", "(5)"</text:p>
          </table:table-cell>
          <table:table-cell office:value-type="float" office:value="0.74" table:formula="of:=AVERAGE([.D71:.G71])" table:style-name="ce4">
            <text:p>0,74</text:p>
          </table:table-cell>
          <table:table-cell office:value-type="float" office:value="0" table:formula="of:=AVERAGE([.H71:.K71])" table:style-name="ce5">
            <text:p>#DZIEL/0!</text:p>
          </table:table-cell>
          <table:table-cell office:value-type="float" office:value="0.8" table:style-name="ce4">
            <text:p>0,80</text:p>
          </table:table-cell>
          <table:table-cell office:value-type="float" office:value="0.68" table:style-name="ce4">
            <text:p>0,6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1S" table:formula="of:=[.O71]-[.O70]" table:style-name="ce7">
            <text:p>00:00:41</text:p>
          </table:table-cell>
          <table:table-cell office:value-type="time" office:time-value="PT0H3M3S" table:style-name="ce7">
            <text:p>00:03:03</text:p>
          </table:table-cell>
          <table:table-cell office:value-type="float" office:value="40.999999999999993" table:formula="of:=IF([.N71]=&quot;&quot;;&quot;&quot;;[.N71]*86400)" table:style-name="ce8">
            <text:p>41</text:p>
          </table:table-cell>
          <table:table-cell office:value-type="float" office:value="0.68333333333333324" table:formula="of:=IF([.P71]=&quot;&quot;;&quot;&quot;;[.P71]/60)" table:style-name="ce5">
            <text:p>0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3", "SBL", 2, "3", "(5)"</text:p>
          </table:table-cell>
          <table:table-cell office:value-type="float" office:value="0.57499999999999996" table:formula="of:=AVERAGE([.D72:.G72])" table:style-name="ce4">
            <text:p>0,58</text:p>
          </table:table-cell>
          <table:table-cell office:value-type="float" office:value="0" table:formula="of:=AVERAGE([.H72:.K72])" table:style-name="ce5">
            <text:p>#DZIEL/0!</text:p>
          </table:table-cell>
          <table:table-cell office:value-type="float" office:value="0.57999999999999996" table:style-name="ce4">
            <text:p>0,58</text:p>
          </table:table-cell>
          <table:table-cell office:value-type="float" office:value="0.56999999999999995" table:style-name="ce4">
            <text:p>0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4S" table:formula="of:=[.O72]-[.O71]" table:style-name="ce7">
            <text:p>00:00:34</text:p>
          </table:table-cell>
          <table:table-cell office:value-type="time" office:time-value="PT0H3M37S" table:style-name="ce7">
            <text:p>00:03:37</text:p>
          </table:table-cell>
          <table:table-cell office:value-type="float" office:value="34.000000000000021" table:formula="of:=IF([.N72]=&quot;&quot;;&quot;&quot;;[.N72]*86400)" table:style-name="ce8">
            <text:p>34</text:p>
          </table:table-cell>
          <table:table-cell office:value-type="float" office:value="0.56666666666666698" table:formula="of:=IF([.P72]=&quot;&quot;;&quot;&quot;;[.P72]/60)" table:style-name="ce5">
            <text:p>0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4", "SBL", 2, "4", "(5)"</text:p>
          </table:table-cell>
          <table:table-cell office:value-type="float" office:value="0.87" table:formula="of:=AVERAGE([.D73:.G73])" table:style-name="ce4">
            <text:p>0,87</text:p>
          </table:table-cell>
          <table:table-cell office:value-type="float" office:value="0" table:formula="of:=AVERAGE([.H73:.K73])" table:style-name="ce5">
            <text:p>#DZIEL/0!</text:p>
          </table:table-cell>
          <table:table-cell office:value-type="float" office:value="0.87" table:style-name="ce4">
            <text:p>0,87</text:p>
          </table:table-cell>
          <table:table-cell office:value-type="float" office:value="0.87" table:style-name="ce4">
            <text:p>0,87</text:p>
          </table:table-cell>
          <table:table-cell office:value-type="string" table:style-name="ce4">
            <text:p><text:s/>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0M52S" table:formula="of:=[.O73]-[.O72]" table:style-name="ce7">
            <text:p>00:00:52</text:p>
          </table:table-cell>
          <table:table-cell office:value-type="time" office:time-value="PT0H4M29S" table:style-name="ce7">
            <text:p>00:04:29</text:p>
          </table:table-cell>
          <table:table-cell office:value-type="float" office:value="51.999999999999986" table:formula="of:=IF([.N73]=&quot;&quot;;&quot;&quot;;[.N73]*86400)" table:style-name="ce8">
            <text:p>52</text:p>
          </table:table-cell>
          <table:table-cell office:value-type="float" office:value="0.86666666666666647" table:formula="of:=IF([.P73]=&quot;&quot;;&quot;&quot;;[.P73]/60)" table:style-name="ce5">
            <text:p>0,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5", "SBL+Sem(ST)", 2, "5", "(5)"</text:p>
          </table:table-cell>
          <table:table-cell office:value-type="float" office:value="1.1800000000000002" table:formula="of:=AVERAGE([.D74:.G74])" table:style-name="ce4">
            <text:p>1,18</text:p>
          </table:table-cell>
          <table:table-cell office:value-type="float" office:value="0" table:formula="of:=AVERAGE([.H74:.K74])" table:style-name="ce5">
            <text:p>#DZIEL/0!</text:p>
          </table:table-cell>
          <table:table-cell office:value-type="float" office:value="1.08" table:style-name="ce4">
            <text:p>1,08</text:p>
          </table:table-cell>
          <table:table-cell office:value-type="float" office:value="1.28" table:style-name="ce4">
            <text:p>1,2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7S" table:formula="of:=[.O74]-[.O73]" table:style-name="ce7">
            <text:p>00:01:17</text:p>
          </table:table-cell>
          <table:table-cell office:value-type="time" office:time-value="PT0H5M46S" table:style-name="ce7">
            <text:p>00:05:46</text:p>
          </table:table-cell>
          <table:table-cell office:value-type="float" office:value="77.000000000000014" table:formula="of:=IF([.N74]=&quot;&quot;;&quot;&quot;;[.N74]*86400)" table:style-name="ce8">
            <text:p>77</text:p>
          </table:table-cell>
          <table:table-cell office:value-type="float" office:value="1.2833333333333337" table:formula="of:=IF([.P74]=&quot;&quot;;&quot;&quot;;[.P74]/60)" table:style-name="ce5">
            <text:p>1,2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", "ST", 2, "(1)"</text:p>
          </table:table-cell>
          <table:table-cell office:value-type="float" office:value="1.9649999999999999" table:formula="of:=AVERAGE([.D75:.G75])" table:style-name="ce4">
            <text:p>1,97</text:p>
          </table:table-cell>
          <table:table-cell office:value-type="float" office:value="0" table:formula="of:=AVERAGE([.H75:.K75])" table:style-name="ce5">
            <text:p>#DZIEL/0!</text:p>
          </table:table-cell>
          <table:table-cell office:value-type="float" office:value="2.15" table:style-name="ce4">
            <text:p>2,15</text:p>
          </table:table-cell>
          <table:table-cell office:value-type="float" office:value="1.78" table:style-name="ce4">
            <text:p>1,7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47S" table:formula="of:=[.O75]-[.O74]" table:style-name="ce7">
            <text:p>00:01:47</text:p>
          </table:table-cell>
          <table:table-cell office:value-type="time" office:time-value="PT0H7M33S" table:style-name="ce7">
            <text:p>00:07:33</text:p>
          </table:table-cell>
          <table:table-cell office:value-type="float" office:value="106.99999999999999" table:formula="of:=IF([.N75]=&quot;&quot;;&quot;&quot;;[.N75]*86400)" table:style-name="ce8">
            <text:p>107</text:p>
          </table:table-cell>
          <table:table-cell office:value-type="float" office:value="1.783333333333333" table:formula="of:=IF([.P75]=&quot;&quot;;&quot;&quot;;[.P75]/60)" table:style-name="ce5">
            <text:p>1,7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1", "SBL", 2, "1", "(4)"</text:p>
          </table:table-cell>
          <table:table-cell office:value-type="float" office:value="2.34" table:formula="of:=AVERAGE([.D76:.G76])" table:style-name="ce4">
            <text:p>2,34</text:p>
          </table:table-cell>
          <table:table-cell office:value-type="float" office:value="0" table:formula="of:=AVERAGE([.H76:.K76])" table:style-name="ce5">
            <text:p>#DZIEL/0!</text:p>
          </table:table-cell>
          <table:table-cell office:value-type="float" office:value="2.5299999999999998" table:style-name="ce4">
            <text:p>2,53</text:p>
          </table:table-cell>
          <table:table-cell office:value-type="float" office:value="2.15" table:style-name="ce4">
            <text:p>2,15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2M9S" table:formula="of:=[.O76]-[.O75]" table:style-name="ce7">
            <text:p>00:02:09</text:p>
          </table:table-cell>
          <table:table-cell office:value-type="time" office:time-value="PT0H9M42S" table:style-name="ce7">
            <text:p>00:09:42</text:p>
          </table:table-cell>
          <table:table-cell office:value-type="float" office:value="129" table:formula="of:=IF([.N76]=&quot;&quot;;&quot;&quot;;[.N76]*86400)" table:style-name="ce8">
            <text:p>129</text:p>
          </table:table-cell>
          <table:table-cell office:value-type="float" office:value="2.15" table:formula="of:=IF([.P76]=&quot;&quot;;&quot;&quot;;[.P76]/60)" table:style-name="ce5">
            <text:p>2,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2", "SBL", 2, "2", "(4)"</text:p>
          </table:table-cell>
          <table:table-cell office:value-type="float" office:value="0.56000000000000005" table:formula="of:=AVERAGE([.D77:.G77])" table:style-name="ce4">
            <text:p>0,56</text:p>
          </table:table-cell>
          <table:table-cell office:value-type="float" office:value="0" table:formula="of:=AVERAGE([.H77:.K77])" table:style-name="ce5">
            <text:p>#DZIEL/0!</text:p>
          </table:table-cell>
          <table:table-cell office:value-type="float" office:value="0.6" table:style-name="ce4">
            <text:p>0,60</text:p>
          </table:table-cell>
          <table:table-cell office:value-type="float" office:value="0.52" table:style-name="ce4">
            <text:p>0,5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1S" table:formula="of:=[.O77]-[.O76]" table:style-name="ce7">
            <text:p>00:00:31</text:p>
          </table:table-cell>
          <table:table-cell office:value-type="time" office:time-value="PT0H10M13S" table:style-name="ce7">
            <text:p>00:10:13</text:p>
          </table:table-cell>
          <table:table-cell office:value-type="float" office:value="31.000000000000075" table:formula="of:=IF([.N77]=&quot;&quot;;&quot;&quot;;[.N77]*86400)" table:style-name="ce8">
            <text:p>31</text:p>
          </table:table-cell>
          <table:table-cell office:value-type="float" office:value="0.51666666666666794" table:formula="of:=IF([.P77]=&quot;&quot;;&quot;&quot;;[.P77]/60)" table:style-name="ce5">
            <text:p>0,5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3", "SBL+PO(Ruda)", 2, "3", "(4)"</text:p>
          </table:table-cell>
          <table:table-cell office:value-type="float" office:value="0.92500000000000004" table:formula="of:=AVERAGE([.D78:.G78])" table:style-name="ce4">
            <text:p>0,93</text:p>
          </table:table-cell>
          <table:table-cell office:value-type="float" office:value="0" table:formula="of:=AVERAGE([.H78:.K78])" table:style-name="ce5">
            <text:p>#DZIEL/0!</text:p>
          </table:table-cell>
          <table:table-cell office:value-type="float" office:value="0.83" table:style-name="ce4">
            <text:p>0,83</text:p>
          </table:table-cell>
          <table:table-cell office:value-type="float" office:value="1.02" table:style-name="ce4">
            <text:p>1,0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S" table:formula="of:=[.O78]-[.O77]" table:style-name="ce7">
            <text:p>00:01:01</text:p>
          </table:table-cell>
          <table:table-cell office:value-type="time" office:time-value="PT0H11M14S" table:style-name="ce7">
            <text:p>00:11:14</text:p>
          </table:table-cell>
          <table:table-cell office:value-type="float" office:value="60.999999999999893" table:formula="of:=IF([.N78]=&quot;&quot;;&quot;&quot;;[.N78]*86400)" table:style-name="ce8">
            <text:p>61</text:p>
          </table:table-cell>
          <table:table-cell office:value-type="float" office:value="1.0166666666666648" table:formula="of:=IF([.P78]=&quot;&quot;;&quot;&quot;;[.P78]/60)" table:style-name="ce5">
            <text:p>1,0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4", "SBL+Sem(ST)", 2, "4", "(4)"</text:p>
          </table:table-cell>
          <table:table-cell office:value-type="float" office:value="1.0649999999999999" table:formula="of:=AVERAGE([.D79:.G79])" table:style-name="ce4">
            <text:p>1,07</text:p>
          </table:table-cell>
          <table:table-cell office:value-type="float" office:value="0" table:formula="of:=AVERAGE([.H79:.K79])" table:style-name="ce5">
            <text:p>#DZIEL/0!</text:p>
          </table:table-cell>
          <table:table-cell office:value-type="float" office:value="1.1499999999999999" table:style-name="ce4">
            <text:p>1,15</text:p>
          </table:table-cell>
          <table:table-cell office:value-type="float" office:value="0.98" table:style-name="ce4">
            <text:p>0,9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9S" table:formula="of:=[.O79]-[.O78]" table:style-name="ce7">
            <text:p>00:00:59</text:p>
          </table:table-cell>
          <table:table-cell office:value-type="time" office:time-value="PT0H12M13S" table:style-name="ce7">
            <text:p>00:12:13</text:p>
          </table:table-cell>
          <table:table-cell office:value-type="float" office:value="59.000000000000057" table:formula="of:=IF([.N79]=&quot;&quot;;&quot;&quot;;[.N79]*86400)" table:style-name="ce8">
            <text:p>59</text:p>
          </table:table-cell>
          <table:table-cell office:value-type="float" office:value="0.98333333333333428" table:formula="of:=IF([.P79]=&quot;&quot;;&quot;&quot;;[.P79]/60)" table:style-name="ce5">
            <text:p>0,9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", "ST", 2, "(1)"</text:p>
          </table:table-cell>
          <table:table-cell office:value-type="float" office:value="0.625" table:formula="of:=AVERAGE([.D80:.G80])" table:style-name="ce4">
            <text:p>0,63</text:p>
          </table:table-cell>
          <table:table-cell office:value-type="float" office:value="0" table:formula="of:=AVERAGE([.H80:.K80])" table:style-name="ce5">
            <text:p>#DZIEL/0!</text:p>
          </table:table-cell>
          <table:table-cell office:value-type="float" office:value="0.63" table:style-name="ce4">
            <text:p>0,63</text:p>
          </table:table-cell>
          <table:table-cell office:value-type="float" office:value="0.62" table:style-name="ce4">
            <text:p>0,6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7S" table:formula="of:=[.O80]-[.O79]" table:style-name="ce7">
            <text:p>00:00:37</text:p>
          </table:table-cell>
          <table:table-cell office:value-type="time" office:time-value="PT0H12M50S" table:style-name="ce7">
            <text:p>00:12:50</text:p>
          </table:table-cell>
          <table:table-cell office:value-type="float" office:value="37.000000000000036" table:formula="of:=IF([.N80]=&quot;&quot;;&quot;&quot;;[.N80]*86400)" table:style-name="ce8">
            <text:p>37</text:p>
          </table:table-cell>
          <table:table-cell office:value-type="float" office:value="0.61666666666666725" table:formula="of:=IF([.P80]=&quot;&quot;;&quot;&quot;;[.P80]/60)" table:style-name="ce5">
            <text:p>0,6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1", "SBL", 2, "1", "(3)"</text:p>
          </table:table-cell>
          <table:table-cell office:value-type="float" office:value="1.1749999999999998" table:formula="of:=AVERAGE([.D81:.G81])" table:style-name="ce4">
            <text:p>1,18</text:p>
          </table:table-cell>
          <table:table-cell office:value-type="float" office:value="0" table:formula="of:=AVERAGE([.H81:.K81])" table:style-name="ce5">
            <text:p>#DZIEL/0!</text:p>
          </table:table-cell>
          <table:table-cell office:value-type="float" office:value="1.17" table:style-name="ce4">
            <text:p>1,17</text:p>
          </table:table-cell>
          <table:table-cell office:value-type="float" office:value="1.18" table:style-name="ce4">
            <text:p>1,1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1S" table:formula="of:=[.O81]-[.O80]" table:style-name="ce7">
            <text:p>00:01:11</text:p>
          </table:table-cell>
          <table:table-cell office:value-type="time" office:time-value="PT0H14M1S" table:style-name="ce7">
            <text:p>00:14:01</text:p>
          </table:table-cell>
          <table:table-cell office:value-type="float" office:value="70.999999999999915" table:formula="of:=IF([.N81]=&quot;&quot;;&quot;&quot;;[.N81]*86400)" table:style-name="ce8">
            <text:p>71</text:p>
          </table:table-cell>
          <table:table-cell office:value-type="float" office:value="1.183333333333332" table:formula="of:=IF([.P81]=&quot;&quot;;&quot;&quot;;[.P81]/60)" table:style-name="ce5">
            <text:p>1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2", "SBL+PO(Świętochłowice)", 2, "2", "(3)"</text:p>
          </table:table-cell>
          <table:table-cell office:value-type="float" office:value="0.78500000000000003" table:formula="of:=AVERAGE([.D82:.G82])" table:style-name="ce4">
            <text:p>0,79</text:p>
          </table:table-cell>
          <table:table-cell office:value-type="float" office:value="0" table:formula="of:=AVERAGE([.H82:.K82])" table:style-name="ce5">
            <text:p>#DZIEL/0!</text:p>
          </table:table-cell>
          <table:table-cell office:value-type="float" office:value="0.77" table:style-name="ce4">
            <text:p>0,77</text:p>
          </table:table-cell>
          <table:table-cell office:value-type="float" office:value="0.8" table:style-name="ce4">
            <text:p>0,8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8S" table:formula="of:=[.O82]-[.O81]" table:style-name="ce7">
            <text:p>00:00:48</text:p>
          </table:table-cell>
          <table:table-cell office:value-type="time" office:time-value="PT0H14M49S" table:style-name="ce7">
            <text:p>00:14:49</text:p>
          </table:table-cell>
          <table:table-cell office:value-type="float" office:value="48.000000000000007" table:formula="of:=IF([.N82]=&quot;&quot;;&quot;&quot;;[.N82]*86400)" table:style-name="ce8">
            <text:p>48</text:p>
          </table:table-cell>
          <table:table-cell office:value-type="float" office:value="0.80000000000000016" table:formula="of:=IF([.P82]=&quot;&quot;;&quot;&quot;;[.P82]/60)" table:style-name="ce5">
            <text:p>0,8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3", "SBL+Sem(ST)", 2, "3", "(3)"</text:p>
          </table:table-cell>
          <table:table-cell office:value-type="float" office:value="0.94500000000000006" table:formula="of:=AVERAGE([.D83:.G83])" table:style-name="ce4">
            <text:p>0,95</text:p>
          </table:table-cell>
          <table:table-cell office:value-type="float" office:value="0" table:formula="of:=AVERAGE([.H83:.K83])" table:style-name="ce5">
            <text:p>#DZIEL/0!</text:p>
          </table:table-cell>
          <table:table-cell office:value-type="float" office:value="0.92" table:style-name="ce4">
            <text:p>0,92</text:p>
          </table:table-cell>
          <table:table-cell office:value-type="float" office:value="0.97" table:style-name="ce4">
            <text:p>0,9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8S" table:formula="of:=[.O83]-[.O82]" table:style-name="ce7">
            <text:p>00:00:58</text:p>
          </table:table-cell>
          <table:table-cell office:value-type="time" office:time-value="PT0H15M47S" table:style-name="ce7">
            <text:p>00:15:47</text:p>
          </table:table-cell>
          <table:table-cell office:value-type="float" office:value="58.000000000000021" table:formula="of:=IF([.N83]=&quot;&quot;;&quot;&quot;;[.N83]*86400)" table:style-name="ce8">
            <text:p>58</text:p>
          </table:table-cell>
          <table:table-cell office:value-type="float" office:value="0.96666666666666701" table:formula="of:=IF([.P83]=&quot;&quot;;&quot;&quot;;[.P83]/60)" table:style-name="ce5">
            <text:p>0,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2, "(1)"</text:p>
          </table:table-cell>
          <table:table-cell office:value-type="float" office:value="0.45999999999999996" table:formula="of:=AVERAGE([.D84:.G84])" table:style-name="ce4">
            <text:p>0,46</text:p>
          </table:table-cell>
          <table:table-cell office:value-type="float" office:value="0" table:formula="of:=AVERAGE([.H84:.K84])" table:style-name="ce5">
            <text:p>#DZIEL/0!</text:p>
          </table:table-cell>
          <table:table-cell office:value-type="float" office:value="0.45" table:style-name="ce4">
            <text:p>0,45</text:p>
          </table:table-cell>
          <table:table-cell office:value-type="float" office:value="0.47" table:style-name="ce4">
            <text:p>0,4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8S" table:formula="of:=[.O84]-[.O83]" table:style-name="ce7">
            <text:p>00:00:28</text:p>
          </table:table-cell>
          <table:table-cell office:value-type="time" office:time-value="PT0H16M15S" table:style-name="ce7">
            <text:p>00:16:15</text:p>
          </table:table-cell>
          <table:table-cell office:value-type="float" office:value="27.999999999999829" table:formula="of:=IF([.N84]=&quot;&quot;;&quot;&quot;;[.N84]*86400)" table:style-name="ce8">
            <text:p>28</text:p>
          </table:table-cell>
          <table:table-cell office:value-type="float" office:value="0.46666666666666384" table:formula="of:=IF([.P84]=&quot;&quot;;&quot;&quot;;[.P84]/60)" table:style-name="ce5">
            <text:p>0,4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1", "SBL", 2, "1", "(2)"</text:p>
          </table:table-cell>
          <table:table-cell office:value-type="float" office:value="0.69" table:formula="of:=AVERAGE([.D85:.G85])" table:style-name="ce4">
            <text:p>0,69</text:p>
          </table:table-cell>
          <table:table-cell office:value-type="float" office:value="1.0333333333333401" table:formula="of:=AVERAGE([.H85:.K85])" table:style-name="ce5">
            <text:p>1,03</text:p>
          </table:table-cell>
          <table:table-cell office:value-type="float" office:value="0.68" table:style-name="ce4">
            <text:p>0,68</text:p>
          </table:table-cell>
          <table:table-cell office:value-type="float" office:value="0.7" table:style-name="ce4">
            <text:p>0,70</text:p>
          </table:table-cell>
          <table:table-cell table:number-columns-repeated="2" table:style-name="ce4"/>
          <table:table-cell office:value-type="float" office:value="1.0333333333333401" table:style-name="ce5">
            <text:p>1,03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42S" table:formula="of:=[.O85]-[.O84]" table:style-name="ce7">
            <text:p>00:00:42</text:p>
          </table:table-cell>
          <table:table-cell office:value-type="time" office:time-value="PT0H16M57S" table:style-name="ce7">
            <text:p>00:16:57</text:p>
          </table:table-cell>
          <table:table-cell office:value-type="float" office:value="42.000000000000121" table:formula="of:=IF([.N85]=&quot;&quot;;&quot;&quot;;[.N85]*86400)" table:style-name="ce8">
            <text:p>42</text:p>
          </table:table-cell>
          <table:table-cell office:value-type="float" office:value="0.70000000000000207" table:formula="of:=IF([.P85]=&quot;&quot;;&quot;&quot;;[.P85]/60)" table:style-name="ce5">
            <text:p>0,7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2", "SBL+Sem(PODG)", 2, "2", "(2)"</text:p>
          </table:table-cell>
          <table:table-cell office:value-type="float" office:value="0.96" table:formula="of:=AVERAGE([.D86:.G86])" table:style-name="ce4">
            <text:p>0,96</text:p>
          </table:table-cell>
          <table:table-cell office:value-type="float" office:value="1.0333333333333301" table:formula="of:=AVERAGE([.H86:.K86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0.95" table:style-name="ce4">
            <text:p>0,95</text:p>
          </table:table-cell>
          <table:table-cell table:number-columns-repeated="2" table:style-name="ce4"/>
          <table:table-cell office:value-type="float" office:value="1.0333333333333301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57S" table:formula="of:=[.O86]-[.O85]" table:style-name="ce7">
            <text:p>00:00:57</text:p>
          </table:table-cell>
          <table:table-cell office:value-type="time" office:time-value="PT0H17M54S" table:style-name="ce7">
            <text:p>00:17:54</text:p>
          </table:table-cell>
          <table:table-cell office:value-type="float" office:value="57.00000000000022" table:formula="of:=IF([.N86]=&quot;&quot;;&quot;&quot;;[.N86]*86400)" table:style-name="ce8">
            <text:p>57</text:p>
          </table:table-cell>
          <table:table-cell office:value-type="float" office:value="0.95000000000000362" table:formula="of:=IF([.P86]=&quot;&quot;;&quot;&quot;;[.P86]/60)" table:style-name="ce5">
            <text:p>0,95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"KTC-KO-1", "SBL+PO(Załęże)", 2, "1", "(2)"</text:p>
          </table:table-cell>
          <table:table-cell office:value-type="float" office:value="0.64" table:formula="of:=AVERAGE([.D87:.G87])" table:style-name="ce4">
            <text:p>0,64</text:p>
          </table:table-cell>
          <table:table-cell office:value-type="float" office:value="2.2166666666666601" table:formula="of:=AVERAGE([.H87:.K87])" table:style-name="ce5">
            <text:p>2,22</text:p>
          </table:table-cell>
          <table:table-cell office:value-type="float" office:value="0.63" table:style-name="ce4">
            <text:p>0,63</text:p>
          </table:table-cell>
          <table:table-cell office:value-type="float" office:value="0.65" table:style-name="ce4">
            <text:p>0,65</text:p>
          </table:table-cell>
          <table:table-cell table:number-columns-repeated="2" table:style-name="ce4"/>
          <table:table-cell office:value-type="float" office:value="2.2166666666666601" table:style-name="ce5">
            <text:p>2,22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39S" table:formula="of:=[.O87]-[.O86]" table:style-name="ce7">
            <text:p>00:00:39</text:p>
          </table:table-cell>
          <table:table-cell office:value-type="time" office:time-value="PT0H18M33S" table:style-name="ce7">
            <text:p>00:18:33</text:p>
          </table:table-cell>
          <table:table-cell office:value-type="float" office:value="38.99999999999995" table:formula="of:=IF([.N87]=&quot;&quot;;&quot;&quot;;[.N87]*86400)" table:style-name="ce8">
            <text:p>39</text:p>
          </table:table-cell>
          <table:table-cell office:value-type="float" office:value="0.64999999999999913" table:formula="of:=IF([.P87]=&quot;&quot;;&quot;&quot;;[.P87]/60)" table:style-name="ce5">
            <text:p>0,65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office:value-type="float" office:value="1.0499999999999998" table:formula="of:=AVERAGE([.D88:.G88])" table:style-name="ce4">
            <text:p>1,05</text:p>
          </table:table-cell>
          <table:table-cell office:value-type="float" office:value="1.0333333333333501" table:formula="of:=AVERAGE([.H88:.K88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1.1299999999999999" table:style-name="ce4">
            <text:p>1,13</text:p>
          </table:table-cell>
          <table:table-cell table:number-columns-repeated="2" table:style-name="ce4"/>
          <table:table-cell office:value-type="float" office:value="1.0333333333333501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1M8S" table:formula="of:=[.O88]-[.O87]" table:style-name="ce7">
            <text:p>00:01:08</text:p>
          </table:table-cell>
          <table:table-cell office:value-type="time" office:time-value="PT0H19M41S" table:style-name="ce7">
            <text:p>00:19:41</text:p>
          </table:table-cell>
          <table:table-cell office:value-type="float" office:value="67.999999999999886" table:formula="of:=IF([.N88]=&quot;&quot;;&quot;&quot;;[.N88]*86400)" table:style-name="ce8">
            <text:p>68</text:p>
          </table:table-cell>
          <table:table-cell office:value-type="float" office:value="1.1333333333333315" table:formula="of:=IF([.P88]=&quot;&quot;;&quot;&quot;;[.P88]/60)" table:style-name="ce5">
            <text:p>1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2, "(3)"</text:p>
          </table:table-cell>
          <table:table-cell office:value-type="float" office:value="0" table:formula="of:=AVERAGE([.D89:.G89])" table:style-name="ce4">
            <text:p>#DZIEL/0!</text:p>
          </table:table-cell>
          <table:table-cell office:value-type="float" office:value="2.9999999999999898" table:formula="of:=AVERAGE([.H89:.K89])" table:style-name="ce5">
            <text:p>3,00</text:p>
          </table:table-cell>
          <table:table-cell table:number-columns-repeated="4" table:style-name="ce4"/>
          <table:table-cell office:value-type="float" office:value="2.9999999999999898" table:style-name="ce5">
            <text:p>3,00</text:p>
          </table:table-cell>
          <table:table-cell table:number-columns-repeated="2" table:style-name="ce5"/>
          <table:table-cell table:number-columns-repeated="3" table:style-name="ce1"/>
          <table:table-cell office:value-type="float" office:value="-1.3668981481481482E-2" table:formula="of:=[.O89]-[.O88]" table:style-name="ce7">
            <text:p>#######</text:p>
          </table:table-cell>
          <table:table-cell table:style-name="ce7"/>
          <table:table-cell office:value-type="float" office:value="-1181" table:formula="of:=IF([.N89]=&quot;&quot;;&quot;&quot;;[.N89]*86400)" table:style-name="ce8">
            <text:p>-1181</text:p>
          </table:table-cell>
          <table:table-cell office:value-type="float" office:value="-19.683333333333334" table:formula="of:=IF([.P89]=&quot;&quot;;&quot;&quot;;[.P89]/60)" table:style-name="ce5">
            <text:p>-19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4, "(N/A)"</text:p>
          </table:table-cell>
          <table:table-cell office:value-type="float" office:value="0.8" table:formula="of:=AVERAGE([.D90:.G90])" table:style-name="ce4">
            <text:p>0,80</text:p>
          </table:table-cell>
          <table:table-cell office:value-type="float" office:value="0.93333333333333302" table:formula="of:=AVERAGE([.H90:.K90])" table:style-name="ce5">
            <text:p>0,9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93333333333333302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0]-[.O89]" table:style-name="ce7">
            <text:p>00:00:00</text:p>
          </table:table-cell>
          <table:table-cell table:style-name="ce7"/>
          <table:table-cell office:value-type="float" office:value="0" table:formula="of:=IF([.N90]=&quot;&quot;;&quot;&quot;;[.N90]*86400)" table:style-name="ce8">
            <text:p>0</text:p>
          </table:table-cell>
          <table:table-cell office:value-type="float" office:value="0" table:formula="of:=IF([.P90]=&quot;&quot;;&quot;&quot;;[.P9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4, "1", "(1)"</text:p>
          </table:table-cell>
          <table:table-cell office:value-type="float" office:value="1.5166666666666699" table:formula="of:=AVERAGE([.D91:.G91])" table:style-name="ce4">
            <text:p>1,52</text:p>
          </table:table-cell>
          <table:table-cell office:value-type="float" office:value="1.8" table:formula="of:=AVERAGE([.H91:.K91])" table:style-name="ce5">
            <text:p>1,80</text:p>
          </table:table-cell>
          <table:table-cell office:value-type="float" office:value="1.5166666666666699" table:style-name="ce4">
            <text:p>1,52</text:p>
          </table:table-cell>
          <table:table-cell table:number-columns-repeated="3" table:style-name="ce4"/>
          <table:table-cell table:style-name="ce5"/>
          <table:table-cell office:value-type="float" office:value="1.8" table:style-name="ce5">
            <text:p>1,8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1]-[.O90]" table:style-name="ce7">
            <text:p>00:00:00</text:p>
          </table:table-cell>
          <table:table-cell table:style-name="ce7"/>
          <table:table-cell office:value-type="float" office:value="0" table:formula="of:=IF([.N91]=&quot;&quot;;&quot;&quot;;[.N91]*86400)" table:style-name="ce8">
            <text:p>0</text:p>
          </table:table-cell>
          <table:table-cell office:value-type="float" office:value="0" table:formula="of:=IF([.P91]=&quot;&quot;;&quot;&quot;;[.P9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4, "(2)"</text:p>
          </table:table-cell>
          <table:table-cell office:value-type="float" office:value="0.7" table:formula="of:=AVERAGE([.D92:.G92])" table:style-name="ce4">
            <text:p>0,70</text:p>
          </table:table-cell>
          <table:table-cell office:value-type="float" office:value="2.1" table:formula="of:=AVERAGE([.H92:.K92])" table:style-name="ce5">
            <text:p>2,10</text:p>
          </table:table-cell>
          <table:table-cell office:value-type="float" office:value="0.7" table:style-name="ce4">
            <text:p>0,70</text:p>
          </table:table-cell>
          <table:table-cell table:number-columns-repeated="3" table:style-name="ce4"/>
          <table:table-cell table:style-name="ce5"/>
          <table:table-cell office:value-type="float" office:value="2.1" table:style-name="ce5">
            <text:p>2,1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2]-[.O91]" table:style-name="ce7">
            <text:p>00:00:00</text:p>
          </table:table-cell>
          <table:table-cell table:style-name="ce7"/>
          <table:table-cell office:value-type="float" office:value="0" table:formula="of:=IF([.N92]=&quot;&quot;;&quot;&quot;;[.N92]*86400)" table:style-name="ce8">
            <text:p>0</text:p>
          </table:table-cell>
          <table:table-cell office:value-type="float" office:value="0" table:formula="of:=IF([.P92]=&quot;&quot;;&quot;&quot;;[.P9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3]-[.O92]" table:style-name="ce7">
            <text:p>00:00:00</text:p>
          </table:table-cell>
          <table:table-cell table:style-name="ce7"/>
          <table:table-cell office:value-type="float" office:value="0" table:formula="of:=IF([.N93]=&quot;&quot;;&quot;&quot;;[.N93]*86400)" table:style-name="ce8">
            <text:p>0</text:p>
          </table:table-cell>
          <table:table-cell office:value-type="float" office:value="0" table:formula="of:=IF([.P93]=&quot;&quot;;&quot;&quot;;[.P9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4]-[.O93]" table:style-name="ce7">
            <text:p>00:00:00</text:p>
          </table:table-cell>
          <table:table-cell table:style-name="ce7"/>
          <table:table-cell office:value-type="float" office:value="0" table:formula="of:=IF([.N94]=&quot;&quot;;&quot;&quot;;[.N94]*86400)" table:style-name="ce8">
            <text:p>0</text:p>
          </table:table-cell>
          <table:table-cell office:value-type="float" office:value="0" table:formula="of:=IF([.P94]=&quot;&quot;;&quot;&quot;;[.P9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ota - Katowice - Zawodzie (Wa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7M53S" table:formula="of:=[.O95]-[.O94]" table:style-name="ce7">
            <text:p>00:07:53</text:p>
          </table:table-cell>
          <table:table-cell office:value-type="time" office:time-value="PT0H7M53S" table:style-name="ce7">
            <text:p>00:07:53</text:p>
          </table:table-cell>
          <table:table-cell office:value-type="float" office:value="473" table:formula="of:=IF([.N95]=&quot;&quot;;&quot;&quot;;[.N95]*86400)" table:style-name="ce8">
            <text:p>473</text:p>
          </table:table-cell>
          <table:table-cell office:value-type="float" office:value="7.8833333333333337" table:formula="of:=IF([.P95]=&quot;&quot;;&quot;&quot;;[.P95]/60)" table:style-name="ce5">
            <text:p>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Mo-Ty", "Sem(odstęp)", 2, "1", "(1)"</text:p>
          </table:table-cell>
          <table:table-cell office:value-type="float" office:value="0" table:formula="of:=AVERAGE([.D96:.G96])" table:style-name="ce4">
            <text:p>#DZIEL/0!</text:p>
          </table:table-cell>
          <table:table-cell office:value-type="float" office:value="0" table:formula="of:=AVERAGE([.H96:.K96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4745370370370373E-3" table:formula="of:=[.O96]-[.O95]" table:style-name="ce7">
            <text:p>#######</text:p>
          </table:table-cell>
          <table:table-cell table:style-name="ce7"/>
          <table:table-cell office:value-type="float" office:value="-473" table:formula="of:=IF([.N96]=&quot;&quot;;&quot;&quot;;[.N96]*86400)" table:style-name="ce8">
            <text:p>-473</text:p>
          </table:table-cell>
          <table:table-cell office:value-type="float" office:value="-7.8833333333333337" table:formula="of:=IF([.P96]=&quot;&quot;;&quot;&quot;;[.P96]/60)" table:style-name="ce5">
            <text:p>-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97:.G97])" table:style-name="ce4">
            <text:p>#DZIEL/0!</text:p>
          </table:table-cell>
          <table:table-cell office:value-type="float" office:value="0" table:formula="of:=AVERAGE([.H97:.K97])" table:style-name="ce5">
            <text:p>#DZIEL/0!</text:p>
          </table:table-cell>
          <table:table-cell table:number-columns-repeated="3" table:style-name="ce4"/>
          <table:table-cell office:value-type="string" table:style-name="ce4">
            <text:p><text:s/>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7]-[.O96]" table:style-name="ce7">
            <text:p>00:00:00</text:p>
          </table:table-cell>
          <table:table-cell table:style-name="ce7"/>
          <table:table-cell office:value-type="float" office:value="0" table:formula="of:=IF([.N97]=&quot;&quot;;&quot;&quot;;[.N97]*86400)" table:style-name="ce8">
            <text:p>0</text:p>
          </table:table-cell>
          <table:table-cell office:value-type="float" office:value="0" table:formula="of:=IF([.P97]=&quot;&quot;;&quot;&quot;;[.P9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"Kob-Ty-6", "SBL+Sem(ST)", 2, "6", "(6)"</text:p>
          </table:table-cell>
          <table:table-cell office:value-type="float" office:value="0" table:formula="of:=AVERAGE([.D98:.G98])" table:style-name="ce4">
            <text:p>#DZIEL/0!</text:p>
          </table:table-cell>
          <table:table-cell office:value-type="float" office:value="0.6" table:formula="of:=AVERAGE([.H98:.K98])" table:style-name="ce5">
            <text:p>0,6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time" office:time-value="PT0H0M0S" table:formula="of:=[.O98]-[.O97]" table:style-name="ce7">
            <text:p>00:00:00</text:p>
          </table:table-cell>
          <table:table-cell table:style-name="ce7"/>
          <table:table-cell office:value-type="float" office:value="0" table:formula="of:=IF([.N98]=&quot;&quot;;&quot;&quot;;[.N98]*86400)" table:style-name="ce8">
            <text:p>0</text:p>
          </table:table-cell>
          <table:table-cell office:value-type="float" office:value="0" table:formula="of:=IF([.P98]=&quot;&quot;;&quot;&quot;;[.P9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2, "(2)"</text:p>
          </table:table-cell>
          <table:table-cell office:value-type="float" office:value="1" table:formula="of:=AVERAGE([.D99:.G99])" table:style-name="ce4">
            <text:p>1,00</text:p>
          </table:table-cell>
          <table:table-cell office:value-type="float" office:value="1.43" table:formula="of:=AVERAGE([.H99:.K99])" table:style-name="ce5">
            <text:p>1,43</text:p>
          </table:table-cell>
          <table:table-cell table:number-columns-repeated="2" table:style-name="ce4"/>
          <table:table-cell office:value-type="float" office:value="1" table:style-name="ce4">
            <text:p>1,00</text:p>
          </table:table-cell>
          <table:table-cell table:style-name="ce4"/>
          <table:table-cell table:number-columns-repeated="3" table:style-name="ce5"/>
          <table:table-cell office:value-type="float" office:value="1.43" table:style-name="ce1">
            <text:p>1,43</text:p>
          </table:table-cell>
          <table:table-cell table:number-columns-repeated="2" table:style-name="ce1"/>
          <table:table-cell office:value-type="time" office:time-value="PT0H0M0S" table:formula="of:=[.O99]-[.O98]" table:style-name="ce7">
            <text:p>00:00:00</text:p>
          </table:table-cell>
          <table:table-cell table:style-name="ce7"/>
          <table:table-cell office:value-type="float" office:value="0" table:formula="of:=IF([.N99]=&quot;&quot;;&quot;&quot;;[.N99]*86400)" table:style-name="ce8">
            <text:p>0</text:p>
          </table:table-cell>
          <table:table-cell office:value-type="float" office:value="0" table:formula="of:=IF([.P99]=&quot;&quot;;&quot;&quot;;[.P9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02, "(N/A)"</text:p>
          </table:table-cell>
          <table:table-cell office:value-type="float" office:value="1.56666666666662" table:formula="of:=AVERAGE([.D100:.G100])" table:style-name="ce4">
            <text:p>1,57</text:p>
          </table:table-cell>
          <table:table-cell office:value-type="float" office:value="0.7" table:formula="of:=AVERAGE([.H100:.K100])" table:style-name="ce5">
            <text:p>0,70</text:p>
          </table:table-cell>
          <table:table-cell table:number-columns-repeated="2" table:style-name="ce4"/>
          <table:table-cell office:value-type="float" office:value="1.56666666666662" table:style-name="ce4">
            <text:p>1,57</text:p>
          </table:table-cell>
          <table:table-cell table:style-name="ce4"/>
          <table:table-cell table:number-columns-repeated="3" table:style-name="ce5"/>
          <table:table-cell office:value-type="float" office:value="0.7" table:style-name="ce1">
            <text:p>0,7</text:p>
          </table:table-cell>
          <table:table-cell table:number-columns-repeated="2" table:style-name="ce1"/>
          <table:table-cell office:value-type="time" office:time-value="PT0H0M0S" table:formula="of:=[.O100]-[.O99]" table:style-name="ce7">
            <text:p>00:00:00</text:p>
          </table:table-cell>
          <table:table-cell table:style-name="ce7"/>
          <table:table-cell office:value-type="float" office:value="0" table:formula="of:=IF([.N100]=&quot;&quot;;&quot;&quot;;[.N100]*86400)" table:style-name="ce8">
            <text:p>0</text:p>
          </table:table-cell>
          <table:table-cell office:value-type="float" office:value="0" table:formula="of:=IF([.P100]=&quot;&quot;;&quot;&quot;;[.P10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-Mc", "Sem(odstep)", 2, "1", "(1)"</text:p>
          </table:table-cell>
          <table:table-cell office:value-type="float" office:value="0.80000000000004501" table:formula="of:=AVERAGE([.D101:.G101])" table:style-name="ce4">
            <text:p>0,80</text:p>
          </table:table-cell>
          <table:table-cell office:value-type="float" office:value="0.56999999999999995" table:formula="of:=AVERAGE([.H101:.K101])" table:style-name="ce5">
            <text:p>0,57</text:p>
          </table:table-cell>
          <table:table-cell table:number-columns-repeated="2" table:style-name="ce4"/>
          <table:table-cell office:value-type="float" office:value="0.80000000000004501" table:style-name="ce4">
            <text:p>0,80</text:p>
          </table:table-cell>
          <table:table-cell table:style-name="ce4"/>
          <table:table-cell table:number-columns-repeated="3" table:style-name="ce5"/>
          <table:table-cell office:value-type="float" office:value="0.56999999999999995" table:style-name="ce1">
            <text:p>0,57</text:p>
          </table:table-cell>
          <table:table-cell table:number-columns-repeated="2" table:style-name="ce1"/>
          <table:table-cell office:value-type="time" office:time-value="PT0H0M0S" table:formula="of:=[.O101]-[.O100]" table:style-name="ce7">
            <text:p>00:00:00</text:p>
          </table:table-cell>
          <table:table-cell table:style-name="ce7"/>
          <table:table-cell office:value-type="float" office:value="0" table:formula="of:=IF([.N101]=&quot;&quot;;&quot;&quot;;[.N101]*86400)" table:style-name="ce8">
            <text:p>0</text:p>
          </table:table-cell>
          <table:table-cell office:value-type="float" office:value="0" table:formula="of:=IF([.P101]=&quot;&quot;;&quot;&quot;;[.P10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2, "(N/A)"</text:p>
          </table:table-cell>
          <table:table-cell office:value-type="float" office:value="0.56666666666662202" table:formula="of:=AVERAGE([.D102:.G102])" table:style-name="ce4">
            <text:p>0,57</text:p>
          </table:table-cell>
          <table:table-cell office:value-type="float" office:value="0.65" table:formula="of:=AVERAGE([.H102:.K102])" table:style-name="ce5">
            <text:p>0,65</text:p>
          </table:table-cell>
          <table:table-cell table:number-columns-repeated="2" table:style-name="ce4"/>
          <table:table-cell office:value-type="float" office:value="0.56666666666662202" table:style-name="ce4">
            <text:p>0,57</text:p>
          </table:table-cell>
          <table:table-cell table:style-name="ce4"/>
          <table:table-cell table:number-columns-repeated="3" table:style-name="ce5"/>
          <table:table-cell office:value-type="float" office:value="0.65" table:style-name="ce1">
            <text:p>0,65</text:p>
          </table:table-cell>
          <table:table-cell table:number-columns-repeated="2" table:style-name="ce1"/>
          <table:table-cell office:value-type="time" office:time-value="PT0H0M0S" table:formula="of:=[.O102]-[.O101]" table:style-name="ce7">
            <text:p>00:00:00</text:p>
          </table:table-cell>
          <table:table-cell table:style-name="ce7"/>
          <table:table-cell office:value-type="float" office:value="0" table:formula="of:=IF([.N102]=&quot;&quot;;&quot;&quot;;[.N102]*86400)" table:style-name="ce8">
            <text:p>0</text:p>
          </table:table-cell>
          <table:table-cell office:value-type="float" office:value="0" table:formula="of:=IF([.P102]=&quot;&quot;;&quot;&quot;;[.P10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1", "SBL", 2, "1", "(5)"</text:p>
          </table:table-cell>
          <table:table-cell office:value-type="float" office:value="0.53333333333338995" table:formula="of:=AVERAGE([.D103:.G103])" table:style-name="ce4">
            <text:p>0,53</text:p>
          </table:table-cell>
          <table:table-cell office:value-type="float" office:value="0.62" table:formula="of:=AVERAGE([.H103:.K103])" table:style-name="ce5">
            <text:p>0,62</text:p>
          </table:table-cell>
          <table:table-cell table:number-columns-repeated="2" table:style-name="ce4"/>
          <table:table-cell office:value-type="float" office:value="0.53333333333338995" table:style-name="ce4">
            <text:p>0,53</text:p>
          </table:table-cell>
          <table:table-cell table:style-name="ce4"/>
          <table:table-cell table:number-columns-repeated="3" table:style-name="ce5"/>
          <table:table-cell office:value-type="float" office:value="0.62" table:style-name="ce1">
            <text:p>0,62</text:p>
          </table:table-cell>
          <table:table-cell table:number-columns-repeated="2" table:style-name="ce1"/>
          <table:table-cell office:value-type="time" office:time-value="PT0H0M0S" table:formula="of:=[.O103]-[.O102]" table:style-name="ce7">
            <text:p>00:00:00</text:p>
          </table:table-cell>
          <table:table-cell table:style-name="ce7"/>
          <table:table-cell office:value-type="float" office:value="0" table:formula="of:=IF([.N103]=&quot;&quot;;&quot;&quot;;[.N103]*86400)" table:style-name="ce8">
            <text:p>0</text:p>
          </table:table-cell>
          <table:table-cell office:value-type="float" office:value="0" table:formula="of:=IF([.P103]=&quot;&quot;;&quot;&quot;;[.P10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2", "SBL+PO(Podlesie)", 2, "2", "(5)"</text:p>
          </table:table-cell>
          <table:table-cell office:value-type="float" office:value="0.61666666666662995" table:formula="of:=AVERAGE([.D104:.G104])" table:style-name="ce4">
            <text:p>0,62</text:p>
          </table:table-cell>
          <table:table-cell office:value-type="float" office:value="1.45" table:formula="of:=AVERAGE([.H104:.K104])" table:style-name="ce5">
            <text:p>1,45</text:p>
          </table:table-cell>
          <table:table-cell table:number-columns-repeated="2" table:style-name="ce4"/>
          <table:table-cell office:value-type="float" office:value="0.61666666666662995" table:style-name="ce4">
            <text:p>0,62</text:p>
          </table:table-cell>
          <table:table-cell table:style-name="ce4"/>
          <table:table-cell table:number-columns-repeated="3" table:style-name="ce5"/>
          <table:table-cell office:value-type="float" office:value="1.45" table:style-name="ce1">
            <text:p>1,45</text:p>
          </table:table-cell>
          <table:table-cell table:number-columns-repeated="2" table:style-name="ce1"/>
          <table:table-cell office:value-type="time" office:time-value="PT0H0M0S" table:formula="of:=[.O104]-[.O103]" table:style-name="ce7">
            <text:p>00:00:00</text:p>
          </table:table-cell>
          <table:table-cell table:style-name="ce7"/>
          <table:table-cell office:value-type="float" office:value="0" table:formula="of:=IF([.N104]=&quot;&quot;;&quot;&quot;;[.N104]*86400)" table:style-name="ce8">
            <text:p>0</text:p>
          </table:table-cell>
          <table:table-cell office:value-type="float" office:value="0" table:formula="of:=IF([.P104]=&quot;&quot;;&quot;&quot;;[.P10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3", "SBL", 2, "3", "(5)"</text:p>
          </table:table-cell>
          <table:table-cell office:value-type="float" office:value="0.48333333333338202" table:formula="of:=AVERAGE([.D105:.G105])" table:style-name="ce4">
            <text:p>0,48</text:p>
          </table:table-cell>
          <table:table-cell office:value-type="float" office:value="0.82" table:formula="of:=AVERAGE([.H105:.K105])" table:style-name="ce5">
            <text:p>0,82</text:p>
          </table:table-cell>
          <table:table-cell table:number-columns-repeated="2" table:style-name="ce4"/>
          <table:table-cell office:value-type="float" office:value="0.48333333333338202" table:style-name="ce4">
            <text:p>0,48</text:p>
          </table:table-cell>
          <table:table-cell table:style-name="ce4"/>
          <table:table-cell table:number-columns-repeated="3" table:style-name="ce5"/>
          <table:table-cell office:value-type="float" office:value="0.82" table:style-name="ce1">
            <text:p>0,82</text:p>
          </table:table-cell>
          <table:table-cell table:number-columns-repeated="2" table:style-name="ce1"/>
          <table:table-cell office:value-type="time" office:time-value="PT0H0M0S" table:formula="of:=[.O105]-[.O104]" table:style-name="ce7">
            <text:p>00:00:00</text:p>
          </table:table-cell>
          <table:table-cell table:style-name="ce7"/>
          <table:table-cell office:value-type="float" office:value="0" table:formula="of:=IF([.N105]=&quot;&quot;;&quot;&quot;;[.N105]*86400)" table:style-name="ce8">
            <text:p>0</text:p>
          </table:table-cell>
          <table:table-cell office:value-type="float" office:value="0" table:formula="of:=IF([.P105]=&quot;&quot;;&quot;&quot;;[.P10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4", "SBL", 2, "4", "(5)"</text:p>
          </table:table-cell>
          <table:table-cell office:value-type="float" office:value="0.51666666666661398" table:formula="of:=AVERAGE([.D106:.G106])" table:style-name="ce4">
            <text:p>0,52</text:p>
          </table:table-cell>
          <table:table-cell office:value-type="float" office:value="0.63" table:formula="of:=AVERAGE([.H106:.K106])" table:style-name="ce5">
            <text:p>0,63</text:p>
          </table:table-cell>
          <table:table-cell table:number-columns-repeated="2" table:style-name="ce4"/>
          <table:table-cell office:value-type="float" office:value="0.51666666666661398" table:style-name="ce4">
            <text:p>0,52</text:p>
          </table:table-cell>
          <table:table-cell table:style-name="ce4"/>
          <table:table-cell table:number-columns-repeated="3" table:style-name="ce5"/>
          <table:table-cell office:value-type="float" office:value="0.63" table:style-name="ce1">
            <text:p>0,63</text:p>
          </table:table-cell>
          <table:table-cell table:number-columns-repeated="2" table:style-name="ce1"/>
          <table:table-cell office:value-type="time" office:time-value="PT0H0M0S" table:formula="of:=[.O106]-[.O105]" table:style-name="ce7">
            <text:p>00:00:00</text:p>
          </table:table-cell>
          <table:table-cell table:style-name="ce7"/>
          <table:table-cell office:value-type="float" office:value="0" table:formula="of:=IF([.N106]=&quot;&quot;;&quot;&quot;;[.N106]*86400)" table:style-name="ce8">
            <text:p>0</text:p>
          </table:table-cell>
          <table:table-cell office:value-type="float" office:value="0" table:formula="of:=IF([.P106]=&quot;&quot;;&quot;&quot;;[.P10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5", "SBL+Sem(ST)", 2, "5", "(5)"</text:p>
          </table:table-cell>
          <table:table-cell office:value-type="float" office:value="0.91666666666667695" table:formula="of:=AVERAGE([.D107:.G107])" table:style-name="ce4">
            <text:p>0,92</text:p>
          </table:table-cell>
          <table:table-cell office:value-type="float" office:value="1.42" table:formula="of:=AVERAGE([.H107:.K107])" table:style-name="ce5">
            <text:p>1,42</text:p>
          </table:table-cell>
          <table:table-cell table:number-columns-repeated="2" table:style-name="ce4"/>
          <table:table-cell office:value-type="float" office:value="0.91666666666667695" table:style-name="ce4">
            <text:p>0,92</text:p>
          </table:table-cell>
          <table:table-cell table:style-name="ce4"/>
          <table:table-cell table:number-columns-repeated="3" table:style-name="ce5"/>
          <table:table-cell office:value-type="float" office:value="1.42" table:style-name="ce1">
            <text:p>1,42</text:p>
          </table:table-cell>
          <table:table-cell table:number-columns-repeated="2" table:style-name="ce1"/>
          <table:table-cell office:value-type="time" office:time-value="PT0H0M0S" table:formula="of:=[.O107]-[.O106]" table:style-name="ce7">
            <text:p>00:00:00</text:p>
          </table:table-cell>
          <table:table-cell table:style-name="ce7"/>
          <table:table-cell office:value-type="float" office:value="0" table:formula="of:=IF([.N107]=&quot;&quot;;&quot;&quot;;[.N107]*86400)" table:style-name="ce8">
            <text:p>0</text:p>
          </table:table-cell>
          <table:table-cell office:value-type="float" office:value="0" table:formula="of:=IF([.P107]=&quot;&quot;;&quot;&quot;;[.P10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0" table:formula="of:=AVERAGE([.D108:.G108])" table:style-name="ce4">
            <text:p>#DZIEL/0!</text:p>
          </table:table-cell>
          <table:table-cell office:value-type="float" office:value="4.1500000000000004" table:formula="of:=AVERAGE([.H108:.K108])" table:style-name="ce5">
            <text:p>4,15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4.1500000000000004" table:style-name="ce1">
            <text:p>4,15</text:p>
          </table:table-cell>
          <table:table-cell table:number-columns-repeated="2" table:style-name="ce1"/>
          <table:table-cell office:value-type="time" office:time-value="PT1H9M44S" table:formula="of:=[.O108]-[.O107]" table:style-name="ce7">
            <text:p>01:09:44</text:p>
          </table:table-cell>
          <table:table-cell office:value-type="time" office:time-value="PT1H9M44S" table:style-name="ce7">
            <text:p>01:09:44</text:p>
          </table:table-cell>
          <table:table-cell office:value-type="float" office:value="4184" table:formula="of:=IF([.N108]=&quot;&quot;;&quot;&quot;;[.N108]*86400)" table:style-name="ce8">
            <text:p>4184</text:p>
          </table:table-cell>
          <table:table-cell office:value-type="float" office:value="69.733333333333334" table:formula="of:=IF([.P108]=&quot;&quot;;&quot;&quot;;[.P108]/60)" table:style-name="ce5">
            <text:p>69,73</text:p>
          </table:table-cell>
          <table:table-cell office:value-type="string" table:style-name="ce1">
            <text:p>Czy te bloki nie powinny być odwrotnie?</text:p>
          </table:table-cell>
          <table:table-cell table:number-columns-repeated="16366"/>
        </table:table-row>
        <table:table-row table:style-name="ro1">
          <table:table-cell office:value-type="string" table:style-name="ce11">
            <text:p>"Mi", "ST", 2, "(1)"</text:p>
          </table:table-cell>
          <table:table-cell office:value-type="float" office:value="0" table:formula="of:=AVERAGE([.D109:.G109])" table:style-name="ce4">
            <text:p>#DZIEL/0!</text:p>
          </table:table-cell>
          <table:table-cell office:value-type="float" office:value="2.4" table:formula="of:=AVERAGE([.H109:.K109])" table:style-name="ce5">
            <text:p>2,4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4" table:style-name="ce1">
            <text:p>2,4</text:p>
          </table:table-cell>
          <table:table-cell table:number-columns-repeated="2" table:style-name="ce1"/>
          <table:table-cell office:value-type="time" office:time-value="PT0H4M9S" table:formula="of:=[.O109]-[.O108]" table:style-name="ce7">
            <text:p>00:04:09</text:p>
          </table:table-cell>
          <table:table-cell office:value-type="time" office:time-value="PT1H13M53S" table:style-name="ce7">
            <text:p>01:13:53</text:p>
          </table:table-cell>
          <table:table-cell office:value-type="float" office:value="249.00000000000057" table:formula="of:=IF([.N109]=&quot;&quot;;&quot;&quot;;[.N109]*86400)" table:style-name="ce8">
            <text:p>249</text:p>
          </table:table-cell>
          <table:table-cell office:value-type="float" office:value="4.1500000000000092" table:formula="of:=IF([.P109]=&quot;&quot;;&quot;&quot;;[.P109]/60)" table:style-name="ce5">
            <text:p>4,1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0" table:formula="of:=AVERAGE([.D110:.G110])" table:style-name="ce4">
            <text:p>#DZIEL/0!</text:p>
          </table:table-cell>
          <table:table-cell office:value-type="float" office:value="1.7666666666666699" table:formula="of:=AVERAGE([.H110:.K110])" table:style-name="ce5">
            <text:p>1,77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666666666666699" table:style-name="ce1">
            <text:p>1,766666667</text:p>
          </table:table-cell>
          <table:table-cell table:number-columns-repeated="2" table:style-name="ce1"/>
          <table:table-cell office:value-type="time" office:time-value="PT0H2M24S" table:formula="of:=[.O110]-[.O109]" table:style-name="ce7">
            <text:p>00:02:24</text:p>
          </table:table-cell>
          <table:table-cell office:value-type="time" office:time-value="PT1H16M17S" table:style-name="ce7">
            <text:p>01:16:17</text:p>
          </table:table-cell>
          <table:table-cell office:value-type="float" office:value="143.99999999999912" table:formula="of:=IF([.N110]=&quot;&quot;;&quot;&quot;;[.N110]*86400)" table:style-name="ce8">
            <text:p>144</text:p>
          </table:table-cell>
          <table:table-cell office:value-type="float" office:value="2.3999999999999853" table:formula="of:=IF([.P110]=&quot;&quot;;&quot;&quot;;[.P110]/60)" table:style-name="ce5">
            <text:p>2,4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2, "(1)"</text:p>
          </table:table-cell>
          <table:table-cell office:value-type="float" office:value="0.72" table:formula="of:=AVERAGE([.D111:.G111])" table:style-name="ce4">
            <text:p>0,72</text:p>
          </table:table-cell>
          <table:table-cell office:value-type="float" office:value="0" table:formula="of:=AVERAGE([.H111:.K111])" table:style-name="ce5">
            <text:p>#DZIEL/0!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46S" table:formula="of:=[.O111]-[.O110]" table:style-name="ce7">
            <text:p>00:01:46</text:p>
          </table:table-cell>
          <table:table-cell office:value-type="time" office:time-value="PT1H18M3S" table:style-name="ce7">
            <text:p>01:18:03</text:p>
          </table:table-cell>
          <table:table-cell office:value-type="float" office:value="106.00000000000078" table:formula="of:=IF([.N111]=&quot;&quot;;&quot;&quot;;[.N111]*86400)" table:style-name="ce8">
            <text:p>106</text:p>
          </table:table-cell>
          <table:table-cell office:value-type="float" office:value="1.7666666666666797" table:formula="of:=IF([.P111]=&quot;&quot;;&quot;&quot;;[.P111]/60)" table:style-name="ce5">
            <text:p>1,7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0" table:formula="of:=AVERAGE([.D112:.G112])" table:style-name="ce4">
            <text:p>#DZIEL/0!</text:p>
          </table:table-cell>
          <table:table-cell office:value-type="float" office:value="2.18333333333333" table:formula="of:=AVERAGE([.H112:.K112])" table:style-name="ce5">
            <text:p>2,18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18333333333333" table:style-name="ce1">
            <text:p>2,183333333</text:p>
          </table:table-cell>
          <table:table-cell table:number-columns-repeated="2" table:style-name="ce1"/>
          <table:table-cell office:value-type="time" office:time-value="PT0H0M43S" table:formula="of:=[.O112]-[.O111]" table:style-name="ce7">
            <text:p>00:00:43</text:p>
          </table:table-cell>
          <table:table-cell office:value-type="time" office:time-value="PT1H18M46S" table:style-name="ce7">
            <text:p>01:18:46</text:p>
          </table:table-cell>
          <table:table-cell office:value-type="float" office:value="42.999999999999929" table:formula="of:=IF([.N112]=&quot;&quot;;&quot;&quot;;[.N112]*86400)" table:style-name="ce8">
            <text:p>43</text:p>
          </table:table-cell>
          <table:table-cell office:value-type="float" office:value="0.71666666666666545" table:formula="of:=IF([.P112]=&quot;&quot;;&quot;&quot;;[.P112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0" table:formula="of:=AVERAGE([.D113:.G113])" table:style-name="ce4">
            <text:p>#DZIEL/0!</text:p>
          </table:table-cell>
          <table:table-cell office:value-type="float" office:value="1.7166666666666699" table:formula="of:=AVERAGE([.H113:.K113])" table:style-name="ce5">
            <text:p>1,72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166666666666699" table:style-name="ce1">
            <text:p>1,716666667</text:p>
          </table:table-cell>
          <table:table-cell table:number-columns-repeated="2" table:style-name="ce1"/>
          <table:table-cell office:value-type="time" office:time-value="PT0H2M11S" table:formula="of:=[.O113]-[.O112]" table:style-name="ce7">
            <text:p>00:02:11</text:p>
          </table:table-cell>
          <table:table-cell office:value-type="time" office:time-value="PT1H20M57S" table:style-name="ce7">
            <text:p>01:20:57</text:p>
          </table:table-cell>
          <table:table-cell office:value-type="float" office:value="130.99999999999969" table:formula="of:=IF([.N113]=&quot;&quot;;&quot;&quot;;[.N113]*86400)" table:style-name="ce8">
            <text:p>131</text:p>
          </table:table-cell>
          <table:table-cell office:value-type="float" office:value="2.1833333333333282" table:formula="of:=IF([.P113]=&quot;&quot;;&quot;&quot;;[.P113]/60)" table:style-name="ce5">
            <text:p>2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2, "(2)"</text:p>
          </table:table-cell>
          <table:table-cell office:value-type="float" office:value="1.0333333333333601" table:formula="of:=AVERAGE([.D114:.G114])" table:style-name="ce4">
            <text:p>1,03</text:p>
          </table:table-cell>
          <table:table-cell office:value-type="float" office:value="2.0333333333333297" table:formula="of:=AVERAGE([.H114:.K114])" table:style-name="ce5">
            <text:p>2,03</text:p>
          </table:table-cell>
          <table:table-cell office:value-type="float" office:value="0.53333333333333" table:style-name="ce4">
            <text:p>0,53</text:p>
          </table:table-cell>
          <table:table-cell office:value-type="float" office:value="1.5333333333333901" table:style-name="ce4">
            <text:p>1,53</text:p>
          </table:table-cell>
          <table:table-cell table:number-columns-repeated="2" table:style-name="ce4"/>
          <table:table-cell table:style-name="ce5"/>
          <table:table-cell office:value-type="float" office:value="2.4166666666666599" table:style-name="ce5">
            <text:p>2,42</text:p>
          </table:table-cell>
          <table:table-cell office:value-type="float" office:value="1.65" table:style-name="ce5">
            <text:p>1,65</text:p>
          </table:table-cell>
          <table:table-cell table:number-columns-repeated="3" table:style-name="ce1"/>
          <table:table-cell office:value-type="time" office:time-value="PT0H1M43S" table:formula="of:=[.O114]-[.O113]" table:style-name="ce7">
            <text:p>00:01:43</text:p>
          </table:table-cell>
          <table:table-cell office:value-type="time" office:time-value="PT1H22M40S" table:style-name="ce7">
            <text:p>01:22:40</text:p>
          </table:table-cell>
          <table:table-cell office:value-type="float" office:value="103.00000000000031" table:formula="of:=IF([.N114]=&quot;&quot;;&quot;&quot;;[.N114]*86400)" table:style-name="ce8">
            <text:p>103</text:p>
          </table:table-cell>
          <table:table-cell office:value-type="float" office:value="1.7166666666666719" table:formula="of:=IF([.P114]=&quot;&quot;;&quot;&quot;;[.P114]/60)" table:style-name="ce5">
            <text:p>1,7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1", "SBL", 2, "1", "(2)"</text:p>
          </table:table-cell>
          <table:table-cell office:value-type="float" office:value="1.6333333333333302" table:formula="of:=AVERAGE([.D115:.G115])" table:style-name="ce4">
            <text:p>1,63</text:p>
          </table:table-cell>
          <table:table-cell office:value-type="float" office:value="1.4111111111111168" table:formula="of:=AVERAGE([.H115:.K115])" table:style-name="ce5">
            <text:p>1,41</text:p>
          </table:table-cell>
          <table:table-cell office:value-type="float" office:value="2.2000000000000002" table:style-name="ce4">
            <text:p>2,20</text:p>
          </table:table-cell>
          <table:table-cell office:value-type="float" office:value="1.06666666666666" table:style-name="ce4">
            <text:p>1,07</text:p>
          </table:table-cell>
          <table:table-cell table:number-columns-repeated="2" table:style-name="ce4"/>
          <table:table-cell office:value-type="float" office:value="1.36666666666667" table:style-name="ce5">
            <text:p>1,37</text:p>
          </table:table-cell>
          <table:table-cell office:value-type="float" office:value="1.6666666666666701" table:style-name="ce5">
            <text:p>1,67</text:p>
          </table:table-cell>
          <table:table-cell office:value-type="float" office:value="1.2000000000000099" table:style-name="ce5">
            <text:p>1,20</text:p>
          </table:table-cell>
          <table:table-cell table:number-columns-repeated="3" table:style-name="ce1"/>
          <table:table-cell office:value-type="float" office:value="-5.7407407407407407E-2" table:formula="of:=[.O115]-[.O114]" table:style-name="ce7">
            <text:p>#######</text:p>
          </table:table-cell>
          <table:table-cell table:style-name="ce7"/>
          <table:table-cell office:value-type="float" office:value="-4960" table:formula="of:=IF([.N115]=&quot;&quot;;&quot;&quot;;[.N115]*86400)" table:style-name="ce8">
            <text:p>-4960</text:p>
          </table:table-cell>
          <table:table-cell office:value-type="float" office:value="-82.666666666666671" table:formula="of:=IF([.P115]=&quot;&quot;;&quot;&quot;;[.P115]/60)" table:style-name="ce5">
            <text:p>-82,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2", "SBL+Sem(PODG)", 2, "2", "(2)"</text:p>
          </table:table-cell>
          <table:table-cell office:value-type="float" office:value="0.86666666666664405" table:formula="of:=AVERAGE([.D116:.G116])" table:style-name="ce4">
            <text:p>0,87</text:p>
          </table:table-cell>
          <table:table-cell office:value-type="float" office:value="1.4722222222222197" table:formula="of:=AVERAGE([.H116:.K116])" table:style-name="ce5">
            <text:p>1,47</text:p>
          </table:table-cell>
          <table:table-cell office:value-type="float" office:value="0.93333333333332302" table:style-name="ce4">
            <text:p>0,93</text:p>
          </table:table-cell>
          <table:table-cell office:value-type="float" office:value="0.79999999999996496" table:style-name="ce4">
            <text:p>0,80</text:p>
          </table:table-cell>
          <table:table-cell table:number-columns-repeated="2" table:style-name="ce4"/>
          <table:table-cell office:value-type="float" office:value="1.7666666666666599" table:style-name="ce5">
            <text:p>1,77</text:p>
          </table:table-cell>
          <table:table-cell office:value-type="float" office:value="1.7833333333333301" table:style-name="ce5">
            <text:p>1,78</text:p>
          </table:table-cell>
          <table:table-cell office:value-type="float" office:value="0.86666666666666903" table:style-name="ce5">
            <text:p>0,87</text:p>
          </table:table-cell>
          <table:table-cell table:number-columns-repeated="3" table:style-name="ce1"/>
          <table:table-cell office:value-type="time" office:time-value="PT0H0M0S" table:formula="of:=[.O116]-[.O115]" table:style-name="ce7">
            <text:p>00:00:00</text:p>
          </table:table-cell>
          <table:table-cell table:style-name="ce7"/>
          <table:table-cell office:value-type="float" office:value="0" table:formula="of:=IF([.N116]=&quot;&quot;;&quot;&quot;;[.N116]*86400)" table:style-name="ce8">
            <text:p>0</text:p>
          </table:table-cell>
          <table:table-cell office:value-type="float" office:value="0" table:formula="of:=IF([.P116]=&quot;&quot;;&quot;&quot;;[.P11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", "PODG", 2, "1", "(1)"</text:p>
          </table:table-cell>
          <table:table-cell office:value-type="float" office:value="0.80833333333334356" table:formula="of:=AVERAGE([.D117:.G117])" table:style-name="ce4">
            <text:p>0,81</text:p>
          </table:table-cell>
          <table:table-cell office:value-type="float" office:value="0.86111111111110361" table:formula="of:=AVERAGE([.H117:.K117])" table:style-name="ce5">
            <text:p>0,86</text:p>
          </table:table-cell>
          <table:table-cell office:value-type="float" office:value="0.88333333333334496" table:style-name="ce4">
            <text:p>0,88</text:p>
          </table:table-cell>
          <table:table-cell office:value-type="float" office:value="0.73333333333334205" table:style-name="ce4">
            <text:p>0,73</text:p>
          </table:table-cell>
          <table:table-cell table:number-columns-repeated="2" table:style-name="ce4"/>
          <table:table-cell office:value-type="float" office:value="0.81666666666666099" table:style-name="ce5">
            <text:p>0,82</text:p>
          </table:table-cell>
          <table:table-cell office:value-type="float" office:value="0.88333333333332498" table:style-name="ce5">
            <text:p>0,88</text:p>
          </table:table-cell>
          <table:table-cell office:value-type="float" office:value="0.88333333333332498" table:style-name="ce5">
            <text:p>0,88</text:p>
          </table:table-cell>
          <table:table-cell table:number-columns-repeated="3" table:style-name="ce1"/>
          <table:table-cell office:value-type="time" office:time-value="PT0H0M0S" table:formula="of:=[.O117]-[.O116]" table:style-name="ce7">
            <text:p>00:00:00</text:p>
          </table:table-cell>
          <table:table-cell table:style-name="ce7"/>
          <table:table-cell office:value-type="float" office:value="0" table:formula="of:=IF([.N117]=&quot;&quot;;&quot;&quot;;[.N117]*86400)" table:style-name="ce8">
            <text:p>0</text:p>
          </table:table-cell>
          <table:table-cell office:value-type="float" office:value="0" table:formula="of:=IF([.P117]=&quot;&quot;;&quot;&quot;;[.P11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O", "PODG+Sem(ST)", 2, "1", "(1)"</text:p>
          </table:table-cell>
          <table:table-cell office:value-type="float" office:value="1.06666666666667" table:formula="of:=AVERAGE([.D118:.G118])" table:style-name="ce4">
            <text:p>1,07</text:p>
          </table:table-cell>
          <table:table-cell office:value-type="float" office:value="0.96666666666667034" table:formula="of:=AVERAGE([.H118:.K118])" table:style-name="ce5">
            <text:p>0,97</text:p>
          </table:table-cell>
          <table:table-cell office:value-type="float" office:value="1.0833333333333399" table:style-name="ce4">
            <text:p>1,08</text:p>
          </table:table-cell>
          <table:table-cell office:value-type="float" office:value="1.05" table:style-name="ce4">
            <text:p>1,05</text:p>
          </table:table-cell>
          <table:table-cell table:number-columns-repeated="2" table:style-name="ce4"/>
          <table:table-cell office:value-type="float" office:value="1.0166666666666699" table:style-name="ce5">
            <text:p>1,02</text:p>
          </table:table-cell>
          <table:table-cell office:value-type="float" office:value="1.06666666666668" table:style-name="ce5">
            <text:p>1,07</text:p>
          </table:table-cell>
          <table:table-cell office:value-type="float" office:value="0.81666666666666099" table:style-name="ce5">
            <text:p>0,82</text:p>
          </table:table-cell>
          <table:table-cell table:number-columns-repeated="3" table:style-name="ce1"/>
          <table:table-cell office:value-type="time" office:time-value="PT0H0M0S" table:formula="of:=[.O118]-[.O117]" table:style-name="ce7">
            <text:p>00:00:00</text:p>
          </table:table-cell>
          <table:table-cell table:style-name="ce7"/>
          <table:table-cell office:value-type="float" office:value="0" table:formula="of:=IF([.N118]=&quot;&quot;;&quot;&quot;;[.N118]*86400)" table:style-name="ce8">
            <text:p>0</text:p>
          </table:table-cell>
          <table:table-cell office:value-type="float" office:value="0" table:formula="of:=IF([.P118]=&quot;&quot;;&quot;&quot;;[.P11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0, "(4)"</text:p>
          </table:table-cell>
          <table:table-cell office:value-type="float" office:value="2.0666666666666602" table:formula="of:=AVERAGE([.D119:.G119])" table:style-name="ce4">
            <text:p>2,07</text:p>
          </table:table-cell>
          <table:table-cell office:value-type="float" office:value="1.88333333333334" table:formula="of:=AVERAGE([.H119:.K119])" table:style-name="ce5">
            <text:p>1,88</text:p>
          </table:table-cell>
          <table:table-cell table:style-name="ce4"/>
          <table:table-cell office:value-type="float" office:value="2.0666666666666602" table:style-name="ce4">
            <text:p>2,07</text:p>
          </table:table-cell>
          <table:table-cell table:number-columns-repeated="2" table:style-name="ce4"/>
          <table:table-cell table:style-name="ce5"/>
          <table:table-cell office:value-type="float" office:value="1.88333333333334" table:style-name="ce5">
            <text:p>1,88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119]-[.O118]" table:style-name="ce7">
            <text:p>00:00:00</text:p>
          </table:table-cell>
          <table:table-cell table:style-name="ce7"/>
          <table:table-cell office:value-type="float" office:value="0" table:formula="of:=IF([.N119]=&quot;&quot;;&quot;&quot;;[.N119]*86400)" table:style-name="ce8">
            <text:p>0</text:p>
          </table:table-cell>
          <table:table-cell office:value-type="float" office:value="0" table:formula="of:=IF([.P119]=&quot;&quot;;&quot;&quot;;[.P11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6, "(N/A)"</text:p>
          </table:table-cell>
          <table:table-cell office:value-type="float" office:value="1.2166666666666743" table:formula="of:=AVERAGE([.D120:.G120])" table:style-name="ce4">
            <text:p>1,22</text:p>
          </table:table-cell>
          <table:table-cell office:value-type="float" office:value="0" table:formula="of:=AVERAGE([.H120:.K120])" table:style-name="ce5">
            <text:p>#DZIEL/0!</text:p>
          </table:table-cell>
          <table:table-cell office:value-type="float" office:value="1.65" table:style-name="ce4">
            <text:p>1,65</text:p>
          </table:table-cell>
          <table:table-cell office:value-type="float" office:value="0.78333333333334898" table:style-name="ce4">
            <text:p>0,78</text:p>
          </table:table-cell>
          <table:table-cell table:number-columns-repeated="2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20]-[.O119]" table:style-name="ce7">
            <text:p>00:00:00</text:p>
          </table:table-cell>
          <table:table-cell table:style-name="ce7"/>
          <table:table-cell office:value-type="float" office:value="0" table:formula="of:=IF([.N120]=&quot;&quot;;&quot;&quot;;[.N120]*86400)" table:style-name="ce8">
            <text:p>0</text:p>
          </table:table-cell>
          <table:table-cell office:value-type="float" office:value="0" table:formula="of:=IF([.P120]=&quot;&quot;;&quot;&quot;;[.P12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2, "1", "(1)"</text:p>
          </table:table-cell>
          <table:table-cell office:value-type="float" office:value="1.4750000000000201" table:formula="of:=AVERAGE([.D121:.G121])" table:style-name="ce4">
            <text:p>1,48</text:p>
          </table:table-cell>
          <table:table-cell office:value-type="float" office:value="0" table:formula="of:=AVERAGE([.H121:.K121])" table:style-name="ce5">
            <text:p>#DZIEL/0!</text:p>
          </table:table-cell>
          <table:table-cell office:value-type="float" office:value="1.2000000000000099" table:style-name="ce4">
            <text:p>1,20</text:p>
          </table:table-cell>
          <table:table-cell office:value-type="float" office:value="1.75000000000003" table:style-name="ce4">
            <text:p>1,75</text:p>
          </table:table-cell>
          <table:table-cell table:number-columns-repeated="2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21]-[.O120]" table:style-name="ce7">
            <text:p>00:00:00</text:p>
          </table:table-cell>
          <table:table-cell table:style-name="ce7"/>
          <table:table-cell office:value-type="float" office:value="0" table:formula="of:=IF([.N121]=&quot;&quot;;&quot;&quot;;[.N121]*86400)" table:style-name="ce8">
            <text:p>0</text:p>
          </table:table-cell>
          <table:table-cell office:value-type="float" office:value="0" table:formula="of:=IF([.P121]=&quot;&quot;;&quot;&quot;;[.P12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2, "(1)"</text:p>
          </table:table-cell>
          <table:table-cell office:value-type="float" office:value="0.89166666666665306" table:formula="of:=AVERAGE([.D122:.G122])" table:style-name="ce4">
            <text:p>0,89</text:p>
          </table:table-cell>
          <table:table-cell office:value-type="float" office:value="0" table:formula="of:=AVERAGE([.H122:.K122])" table:style-name="ce5">
            <text:p>#DZIEL/0!</text:p>
          </table:table-cell>
          <table:table-cell office:value-type="float" office:value="0.86666666666666903" table:style-name="ce4">
            <text:p>0,87</text:p>
          </table:table-cell>
          <table:table-cell office:value-type="float" office:value="0.91666666666663699" table:style-name="ce4">
            <text:p>0,92</text:p>
          </table:table-cell>
          <table:table-cell table:number-columns-repeated="2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22]-[.O121]" table:style-name="ce7">
            <text:p>00:00:00</text:p>
          </table:table-cell>
          <table:table-cell table:style-name="ce7"/>
          <table:table-cell office:value-type="float" office:value="0" table:formula="of:=IF([.N122]=&quot;&quot;;&quot;&quot;;[.N122]*86400)" table:style-name="ce8">
            <text:p>0</text:p>
          </table:table-cell>
          <table:table-cell office:value-type="float" office:value="0" table:formula="of:=IF([.P122]=&quot;&quot;;&quot;&quot;;[.P12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3]-[.O122]" table:style-name="ce7">
            <text:p>00:00:00</text:p>
          </table:table-cell>
          <table:table-cell table:style-name="ce7"/>
          <table:table-cell office:value-type="float" office:value="0" table:formula="of:=IF([.N123]=&quot;&quot;;&quot;&quot;;[.N123]*86400)" table:style-name="ce8">
            <text:p>0</text:p>
          </table:table-cell>
          <table:table-cell office:value-type="float" office:value="0" table:formula="of:=IF([.P123]=&quot;&quot;;&quot;&quot;;[.P12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4]-[.O123]" table:style-name="ce7">
            <text:p>00:00:00</text:p>
          </table:table-cell>
          <table:table-cell table:style-name="ce7"/>
          <table:table-cell office:value-type="float" office:value="0" table:formula="of:=IF([.N124]=&quot;&quot;;&quot;&quot;;[.N124]*86400)" table:style-name="ce8">
            <text:p>0</text:p>
          </table:table-cell>
          <table:table-cell office:value-type="float" office:value="0" table:formula="of:=IF([.P124]=&quot;&quot;;&quot;&quot;;[.P12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Bytom) - Katowice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5]-[.O124]" table:style-name="ce7">
            <text:p>00:00:00</text:p>
          </table:table-cell>
          <table:table-cell table:style-name="ce7"/>
          <table:table-cell office:value-type="float" office:value="0" table:formula="of:=IF([.N125]=&quot;&quot;;&quot;&quot;;[.N125]*86400)" table:style-name="ce8">
            <text:p>0</text:p>
          </table:table-cell>
          <table:table-cell office:value-type="float" office:value="0" table:formula="of:=IF([.P125]=&quot;&quot;;&quot;&quot;;[.P12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S-CM", "Sem(odstęp)", 2, "1", "(1)"</text:p>
          </table:table-cell>
          <table:table-cell office:value-type="float" office:value="3.52" table:formula="of:=AVERAGE([.D126:.G126])" table:style-name="ce4">
            <text:p>3,52</text:p>
          </table:table-cell>
          <table:table-cell office:value-type="float" office:value="5.18" table:formula="of:=AVERAGE([.H126:.K126])" table:style-name="ce5">
            <text:p>5,18</text:p>
          </table:table-cell>
          <table:table-cell office:value-type="float" office:value="3.52" table:style-name="ce4">
            <text:p>3,52</text:p>
          </table:table-cell>
          <table:table-cell table:number-columns-repeated="3" table:style-name="ce4"/>
          <table:table-cell office:value-type="float" office:value="5.18" table:style-name="ce5">
            <text:p>5,18</text:p>
          </table:table-cell>
          <table:table-cell table:number-columns-repeated="5" table:style-name="ce1"/>
          <table:table-cell office:value-type="time" office:time-value="PT0H0M0S" table:formula="of:=[.O126]-[.O125]" table:style-name="ce7">
            <text:p>00:00:00</text:p>
          </table:table-cell>
          <table:table-cell table:style-name="ce7"/>
          <table:table-cell office:value-type="float" office:value="0" table:formula="of:=IF([.N126]=&quot;&quot;;&quot;&quot;;[.N126]*86400)" table:style-name="ce8">
            <text:p>0</text:p>
          </table:table-cell>
          <table:table-cell office:value-type="float" office:value="0" table:formula="of:=IF([.P126]=&quot;&quot;;&quot;&quot;;[.P12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", "ST", 2, "(1)"</text:p>
          </table:table-cell>
          <table:table-cell office:value-type="float" office:value="1.57" table:formula="of:=AVERAGE([.D127:.G127])" table:style-name="ce4">
            <text:p>1,57</text:p>
          </table:table-cell>
          <table:table-cell office:value-type="float" office:value="2.12" table:formula="of:=AVERAGE([.H127:.K127])" table:style-name="ce5">
            <text:p>2,12</text:p>
          </table:table-cell>
          <table:table-cell office:value-type="float" office:value="1.57" table:style-name="ce4">
            <text:p>1,57</text:p>
          </table:table-cell>
          <table:table-cell table:number-columns-repeated="3" table:style-name="ce4"/>
          <table:table-cell office:value-type="float" office:value="2.12" table:style-name="ce5">
            <text:p>2,12</text:p>
          </table:table-cell>
          <table:table-cell table:number-columns-repeated="5" table:style-name="ce1"/>
          <table:table-cell office:value-type="time" office:time-value="PT0H0M0S" table:formula="of:=[.O127]-[.O126]" table:style-name="ce7">
            <text:p>00:00:00</text:p>
          </table:table-cell>
          <table:table-cell table:style-name="ce7"/>
          <table:table-cell office:value-type="float" office:value="0" table:formula="of:=IF([.N127]=&quot;&quot;;&quot;&quot;;[.N127]*86400)" table:style-name="ce8">
            <text:p>0</text:p>
          </table:table-cell>
          <table:table-cell office:value-type="float" office:value="0" table:formula="of:=IF([.P127]=&quot;&quot;;&quot;&quot;;[.P12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-CB", "SBL+Sem(ST)", 1, "1", "(1)"</text:p>
          </table:table-cell>
          <table:table-cell office:value-type="float" office:value="0" table:formula="of:=AVERAGE([.D128:.G128])" table:style-name="ce4">
            <text:p>#DZIEL/0!</text:p>
          </table:table-cell>
          <table:table-cell office:value-type="float" office:value="3.19" table:formula="of:=AVERAGE([.H128:.K128])" table:style-name="ce5">
            <text:p>3,19</text:p>
          </table:table-cell>
          <table:table-cell table:number-columns-repeated="4" table:style-name="ce4"/>
          <table:table-cell office:value-type="float" office:value="3.19" table:style-name="ce5">
            <text:p>3,19</text:p>
          </table:table-cell>
          <table:table-cell table:number-columns-repeated="5" table:style-name="ce1"/>
          <table:table-cell office:value-type="time" office:time-value="PT0H0M0S" table:formula="of:=[.O128]-[.O127]" table:style-name="ce7">
            <text:p>00:00:00</text:p>
          </table:table-cell>
          <table:table-cell table:style-name="ce7"/>
          <table:table-cell office:value-type="float" office:value="0" table:formula="of:=IF([.N128]=&quot;&quot;;&quot;&quot;;[.N128]*86400)" table:style-name="ce8">
            <text:p>0</text:p>
          </table:table-cell>
          <table:table-cell office:value-type="float" office:value="0" table:formula="of:=IF([.P128]=&quot;&quot;;&quot;&quot;;[.P12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4, "(2)"</text:p>
          </table:table-cell>
          <table:table-cell office:value-type="float" office:value="0" table:formula="of:=AVERAGE([.D129:.G129])" table:style-name="ce4">
            <text:p>#DZIEL/0!</text:p>
          </table:table-cell>
          <table:table-cell office:value-type="float" office:value="1.7333333333333301" table:formula="of:=AVERAGE([.H129:.K129])" table:style-name="ce5">
            <text:p>1,73</text:p>
          </table:table-cell>
          <table:table-cell table:number-columns-repeated="4" table:style-name="ce4"/>
          <table:table-cell office:value-type="float" office:value="1.7333333333333301" table:style-name="ce5">
            <text:p>1,73</text:p>
          </table:table-cell>
          <table:table-cell table:number-columns-repeated="5" table:style-name="ce1"/>
          <table:table-cell office:value-type="time" office:time-value="PT0H0M0S" table:formula="of:=[.O129]-[.O128]" table:style-name="ce7">
            <text:p>00:00:00</text:p>
          </table:table-cell>
          <table:table-cell table:style-name="ce7"/>
          <table:table-cell office:value-type="float" office:value="0" table:formula="of:=IF([.N129]=&quot;&quot;;&quot;&quot;;[.N129]*86400)" table:style-name="ce8">
            <text:p>0</text:p>
          </table:table-cell>
          <table:table-cell office:value-type="float" office:value="0" table:formula="of:=IF([.P129]=&quot;&quot;;&quot;&quot;;[.P129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0]-[.O129]" table:style-name="ce7">
            <text:p>00:00:00</text:p>
          </table:table-cell>
          <table:table-cell table:style-name="ce7"/>
          <table:table-cell office:value-type="float" office:value="0" table:formula="of:=IF([.N130]=&quot;&quot;;&quot;&quot;;[.N130]*86400)" table:style-name="ce8">
            <text:p>0</text:p>
          </table:table-cell>
          <table:table-cell office:value-type="float" office:value="0" table:formula="of:=IF([.P130]=&quot;&quot;;&quot;&quot;;[.P13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ałupki - Katowice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1]-[.O130]" table:style-name="ce7">
            <text:p>00:00:00</text:p>
          </table:table-cell>
          <table:table-cell table:style-name="ce7"/>
          <table:table-cell office:value-type="float" office:value="0" table:formula="of:=IF([.N131]=&quot;&quot;;&quot;&quot;;[.N131]*86400)" table:style-name="ce8">
            <text:p>0</text:p>
          </table:table-cell>
          <table:table-cell office:value-type="float" office:value="0" table:formula="of:=IF([.P131]=&quot;&quot;;&quot;&quot;;[.P13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3, "(1)"</text:p>
          </table:table-cell>
          <table:table-cell table:style-name="ce4"/>
          <table:table-cell table:style-name="ce5"/>
          <table:table-cell table:number-columns-repeated="4" table:style-name="ce4"/>
          <table:table-cell office:value-type="float" office:value="2.9166666666666701" table:style-name="ce5">
            <text:p>2,92</text:p>
          </table:table-cell>
          <table:table-cell table:number-columns-repeated="5" table:style-name="ce1"/>
          <table:table-cell office:value-type="time" office:time-value="PT0H0M0S" table:formula="of:=[.O132]-[.O131]" table:style-name="ce7">
            <text:p>00:00:00</text:p>
          </table:table-cell>
          <table:table-cell table:style-name="ce7"/>
          <table:table-cell office:value-type="float" office:value="0" table:formula="of:=IF([.N132]=&quot;&quot;;&quot;&quot;;[.N132]*86400)" table:style-name="ce8">
            <text:p>0</text:p>
          </table:table-cell>
          <table:table-cell office:value-type="float" office:value="0" table:formula="of:=IF([.P132]=&quot;&quot;;&quot;&quot;;[.P13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5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3]-[.O132]" table:style-name="ce7">
            <text:p>00:00:00</text:p>
          </table:table-cell>
          <table:table-cell table:style-name="ce7"/>
          <table:table-cell office:value-type="float" office:value="0" table:formula="of:=IF([.N133]=&quot;&quot;;&quot;&quot;;[.N133]*86400)" table:style-name="ce8">
            <text:p>0</text:p>
          </table:table-cell>
          <table:table-cell office:value-type="float" office:value="0" table:formula="of:=IF([.P133]=&quot;&quot;;&quot;&quot;;[.P13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4]-[.O133]" table:style-name="ce7">
            <text:p>00:00:00</text:p>
          </table:table-cell>
          <table:table-cell table:style-name="ce7"/>
          <table:table-cell office:value-type="float" office:value="0" table:formula="of:=IF([.N134]=&quot;&quot;;&quot;&quot;;[.N134]*86400)" table:style-name="ce8">
            <text:p>0</text:p>
          </table:table-cell>
          <table:table-cell office:value-type="float" office:value="0" table:formula="of:=IF([.P134]=&quot;&quot;;&quot;&quot;;[.P134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5]-[.O134]" table:style-name="ce7">
            <text:p>00:00:00</text:p>
          </table:table-cell>
          <table:table-cell table:style-name="ce7"/>
          <table:table-cell office:value-type="float" office:value="0" table:formula="of:=IF([.N135]=&quot;&quot;;&quot;&quot;;[.N135]*86400)" table:style-name="ce8">
            <text:p>0</text:p>
          </table:table-cell>
          <table:table-cell office:value-type="float" office:value="0" table:formula="of:=IF([.P135]=&quot;&quot;;&quot;&quot;;[.P13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6]-[.O135]" table:style-name="ce7">
            <text:p>00:00:00</text:p>
          </table:table-cell>
          <table:table-cell table:style-name="ce7"/>
          <table:table-cell office:value-type="float" office:value="0" table:formula="of:=IF([.N136]=&quot;&quot;;&quot;&quot;;[.N136]*86400)" table:style-name="ce8">
            <text:p>0</text:p>
          </table:table-cell>
          <table:table-cell office:value-type="float" office:value="0" table:formula="of:=IF([.P136]=&quot;&quot;;&quot;&quot;;[.P136]/60)" table:style-name="ce5">
            <text:p>0,00</text:p>
          </table:table-cell>
          <table:table-cell table:number-columns-repeated="16367"/>
        </table:table-row>
        <table:table-row table:number-rows-repeated="1048440" table:style-name="ro3">
          <table:table-cell table:number-columns-repeated="16384"/>
        </table:table-row>
      </table:table>
      <table:table table:name="Arkusz2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9" table:default-cell-style-name="ce1"/>
        <table:table-row table:style-name="ro1">
          <table:table-cell table:number-columns-repeated="3" table:style-name="ce1"/>
          <table:table-cell office:value-type="string" table:style-name="ce1">
            <text:p>Od peronu czas</text:p>
          </table:table-cell>
          <table:table-cell office:value-type="string" table:style-name="ce1">
            <text:p>Od peronu drugi blok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"KO", "ST", 9, "(1)"</text:p>
          </table:table-cell>
          <table:table-cell office:value-type="string" table:style-name="ce6">
            <text:p>"KO-Bugla-Bry-1", "Sem(ST)+SBL", 1, "1", "(2)"</text:p>
          </table:table-cell>
          <table:table-cell office:value-type="string" table:style-name="ce1">
            <text:p>62,64,69,70,72,74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KK</meta:initial-creator>
    <dc:creator>KK</dc:creator>
    <meta:creation-date>2021-02-13T16:54:29Z</meta:creation-date>
    <dc:date>2021-09-22T14:54:43Z</dc:date>
    <meta:editing-cycles>1</meta:editing-cycles>
    <meta:editing-duration>PT152S</meta:editing-duration>
    <meta:user-defined meta:name="ContentTypeId">0x010100CD5458B81A8B2B4B92FF87D810305C72</meta:user-defined>
  </office:meta>
</office:document-meta>
</file>